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seCreature</text:p>
      <text:p text:style-name="Standard">AuraCreature</text:p>
      <text:p text:style-name="Standard">BaseSummoned</text:p>
      <text:p text:style-name="Standard">CharmedMobile</text:p>
      <text:p text:style-name="Standard">DeathVortex</text:p>
      <text:p text:style-name="Standard">Souless</text:p>
      <text:p text:style-name="Standard">DryadFamiliar</text:p>
      <text:p text:style-name="Standard">BaseFamiliar</text:p>
      <text:p text:style-name="Standard">PixieFamiliar</text:p>
      <text:p text:style-name="Standard">QuagmireFamiliar</text:p>
      <text:p text:style-name="Standard">SkitteringHopperFamiliar</text:p>
      <text:p text:style-name="Standard">EagleFamiliar</text:p>
      <text:p text:style-name="Standard">SummonedTreefellow</text:p>
      <text:p text:style-name="Standard">HellHoundFamiliar</text:p>
      <text:p text:style-name="Standard">IceHoundFamiliar</text:p>
      <text:p text:style-name="Standard">PackRatFamiliar</text:p>
      <text:p text:style-name="Standard">ThunderHoundFamiliar</text:p>
      <text:p text:style-name="Standard">TigerFamiliar</text:p>
      <text:p text:style-name="Standard">VampireWolfFamiliar</text:p>
      <text:p text:style-name="Standard">CharmedMobile</text:p>
      <text:p text:style-name="Standard">Lich</text:p>
      <text:p text:style-name="Standard">InvasionAnnouncer</text:p>
      <text:p text:style-name="Standard">GoldNuggetTrader</text:p>
      <text:p text:style-name="Standard">MidasElemental</text:p>
      <text:p text:style-name="Standard">LegendaryMaster</text:p>
      <text:p text:style-name="Standard">QuestGiver</text:p>
      <text:p text:style-name="Standard">BaseVendor</text:p>
      <text:p text:style-name="Standard">MondainQuester</text:p>
      <text:p text:style-name="Standard">BaseEscort</text:p>
      <text:p text:style-name="Standard">BedevereEscort</text:p>
      <text:p text:style-name="Standard">CoconutEscort</text:p>
      <text:p text:style-name="Standard">KingArthurQuester</text:p>
      <text:p text:style-name="Standard">DennisEscort</text:p>
      <text:p text:style-name="Standard">SmellyPig</text:p>
      <text:p text:style-name="Standard">BlackKnight</text:p>
      <text:p text:style-name="Standard">NeeKnight</text:p>
      <text:p text:style-name="Standard">KnightOfNee</text:p>
      <text:p text:style-name="Standard">RogerTheShrubber</text:p>
      <text:p text:style-name="Standard">RoundtableKnight</text:p>
      <text:p text:style-name="Standard">ZootQuester</text:p>
      <text:p text:style-name="Standard">CastleWomen</text:p>
      <text:p text:style-name="Standard">GalahadEscort</text:p>
      <text:p text:style-name="Standard">BrotherMaynard</text:p>
      <text:p text:style-name="Standard">BasePeerless</text:p>
      <text:p text:style-name="Standard">HGRabbit</text:p>
      <text:p text:style-name="Standard">TimTheEnchanter</text:p>
      <text:p text:style-name="Standard">BlackBeast</text:p>
      <text:p text:style-name="Standard">BridgeEscort</text:p>
      <text:p text:style-name="Standard">FrenchmenGuards</text:p>
      <text:p text:style-name="Standard">FrenchmenQuester</text:p>
      <text:p text:style-name="Standard">GoldenDragon</text:p>
      <text:p text:style-name="Standard">HRandomAngel</text:p>
      <text:p text:style-name="Standard">HRandomAnimatedPlant</text:p>
      <text:p text:style-name="Standard">HRandomApe</text:p>
      <text:p text:style-name="Standard">HRandomArachnid</text:p>
      <text:p text:style-name="Standard">HRandomBear</text:p>
      <text:p text:style-name="Standard">HRandomBeholder</text:p>
      <text:p text:style-name="Standard">HRandomBovine</text:p>
      <text:p text:style-name="Standard">HRandomCanine</text:p>
      <text:p text:style-name="Standard">HRandomCat</text:p>
      <text:p text:style-name="Standard">HRandomDemon</text:p>
      <text:p text:style-name="Standard">HRandomDragon</text:p>
      <text:p text:style-name="Standard">HRandomElemental</text:p>
      <text:p text:style-name="Standard">HRandomFey</text:p>
      <text:p text:style-name="Standard">HRandomGargoyle</text:p>
      <text:p text:style-name="Standard">HRandomGiant</text:p>
      <text:p text:style-name="Standard">HRandomInsect</text:p>
      <text:p text:style-name="Standard">HRandomKnightLord</text:p>
      <text:p text:style-name="Standard">HRandomLizard</text:p>
      <text:p text:style-name="Standard">HRandomMinotaur</text:p>
      <text:p text:style-name="Standard">HRandomMonster</text:p>
      <text:p text:style-name="Standard">HRandomOrc</text:p>
      <text:p text:style-name="Standard">HRandomPig</text:p>
      <text:p text:style-name="Standard">BaseMount</text:p>
      <text:p text:style-name="Standard">HRandomRidable</text:p>
      <text:p text:style-name="Standard">HRandomRobot</text:p>
      <text:p text:style-name="Standard">HRandomRodent</text:p>
      <text:p text:style-name="Standard">HRandomRuminant</text:p>
      <text:p text:style-name="Standard">HRandomSlime</text:p>
      <text:p text:style-name="Standard">HRandomSnake</text:p>
      <text:p text:style-name="Standard">HRandomUndead</text:p>
      <text:p text:style-name="Standard">HRandomWizardWitch</text:p>
      <text:p text:style-name="Standard">NMRandomAngel</text:p>
      <text:p text:style-name="Standard">NMRandomAnimatedPlant</text:p>
      <text:p text:style-name="Standard">NMRandomApe</text:p>
      <text:p text:style-name="Standard">NMRandomArachnid</text:p>
      <text:p text:style-name="Standard">NMRandomBear</text:p>
      <text:p text:style-name="Standard">NMRandomBeholder</text:p>
      <text:p text:style-name="Standard">NMRandomBovine</text:p>
      <text:p text:style-name="Standard">NMRandomCanine</text:p>
      <text:p text:style-name="Standard">NMRandomCat</text:p>
      <text:p text:style-name="Standard">NMRandomDemon</text:p>
      <text:p text:style-name="Standard">NMRandomDragon</text:p>
      <text:p text:style-name="Standard">NMRandomElemental</text:p>
      <text:p text:style-name="Standard">NMRandomFey</text:p>
      <text:p text:style-name="Standard">NMRandomGargoyle</text:p>
      <text:p text:style-name="Standard">NMRandomGiant</text:p>
      <text:p text:style-name="Standard">NMRandomInsect</text:p>
      <text:p text:style-name="Standard">NMRandomKnightLord</text:p>
      <text:p text:style-name="Standard">NMRandomLizard</text:p>
      <text:p text:style-name="Standard">NMRandomMinotaur</text:p>
      <text:p text:style-name="Standard">NMRandomMonster</text:p>
      <text:p text:style-name="Standard">NMRandomOrc</text:p>
      <text:p text:style-name="Standard">NMRandomPig</text:p>
      <text:p text:style-name="Standard">NMRandomRidable</text:p>
      <text:p text:style-name="Standard">NMRandomRobot</text:p>
      <text:p text:style-name="Standard">NMRandomRodent</text:p>
      <text:p text:style-name="Standard">NMRandomRuminant</text:p>
      <text:p text:style-name="Standard">NMRandomSlime</text:p>
      <text:p text:style-name="Standard">NMRandomSnake</text:p>
      <text:p text:style-name="Standard">NMRandomUndead</text:p>
      <text:p text:style-name="Standard">NMRandomWizardWitch</text:p>
      <text:p text:style-name="Standard">RandomAngel</text:p>
      <text:p text:style-name="Standard">RandomAnimatedPlant</text:p>
      <text:p text:style-name="Standard">RandomApe</text:p>
      <text:p text:style-name="Standard">RandomArachnid</text:p>
      <text:p text:style-name="Standard">RandomBear</text:p>
      <text:p text:style-name="Standard">RandomBeholder</text:p>
      <text:p text:style-name="Standard">RandomBovine</text:p>
      <text:p text:style-name="Standard">RandomCanine</text:p>
      <text:p text:style-name="Standard">RandomCat</text:p>
      <text:p text:style-name="Standard">RandomDemon</text:p>
      <text:p text:style-name="Standard">RandomDragon</text:p>
      <text:p text:style-name="Standard">RandomElemental</text:p>
      <text:p text:style-name="Standard">RandomFey</text:p>
      <text:p text:style-name="Standard">RandomGargoyle</text:p>
      <text:p text:style-name="Standard">RandomGiant</text:p>
      <text:p text:style-name="Standard">RandomInsect</text:p>
      <text:p text:style-name="Standard">RandomKnightLord</text:p>
      <text:p text:style-name="Standard">RandomLizard</text:p>
      <text:p text:style-name="Standard">RandomMinotaur</text:p>
      <text:p text:style-name="Standard">RandomMonster</text:p>
      <text:p text:style-name="Standard">RandomOrc</text:p>
      <text:p text:style-name="Standard">RandomPig</text:p>
      <text:p text:style-name="Standard">RandomRidable</text:p>
      <text:p text:style-name="Standard">RandomRobot</text:p>
      <text:p text:style-name="Standard">RandomRodent</text:p>
      <text:p text:style-name="Standard">RandomRuminant</text:p>
      <text:p text:style-name="Standard">RandomSlime</text:p>
      <text:p text:style-name="Standard">RandomSnake</text:p>
      <text:p text:style-name="Standard">RandomUndead</text:p>
      <text:p text:style-name="Standard">RandomWizardWitch</text:p>
      <text:p text:style-name="Standard">SHRandomAngel</text:p>
      <text:p text:style-name="Standard">SHRandomAnimatedPlant</text:p>
      <text:p text:style-name="Standard">SHRandomApe</text:p>
      <text:p text:style-name="Standard">SHRandomArachnid</text:p>
      <text:p text:style-name="Standard">SHRandomBear</text:p>
      <text:p text:style-name="Standard"><text:soft-page-break/>SHRandomBeholder</text:p>
      <text:p text:style-name="Standard">SHRandomBovine</text:p>
      <text:p text:style-name="Standard">SHRandomCanine</text:p>
      <text:p text:style-name="Standard">SHRandomCat</text:p>
      <text:p text:style-name="Standard">SHRandomDemon</text:p>
      <text:p text:style-name="Standard">SHRandomDragon</text:p>
      <text:p text:style-name="Standard">SHRandomElemental</text:p>
      <text:p text:style-name="Standard">SHRandomFey</text:p>
      <text:p text:style-name="Standard">SHRandomGargoyle</text:p>
      <text:p text:style-name="Standard">SHRandomGiant</text:p>
      <text:p text:style-name="Standard">SHRandomInsect</text:p>
      <text:p text:style-name="Standard">SHRandomKnightLord</text:p>
      <text:p text:style-name="Standard">SHRandomLizard</text:p>
      <text:p text:style-name="Standard">SHRandomMinotaur</text:p>
      <text:p text:style-name="Standard">SHRandomMonster</text:p>
      <text:p text:style-name="Standard">SHRandomOrc</text:p>
      <text:p text:style-name="Standard">SHRandomPig</text:p>
      <text:p text:style-name="Standard">SHRandomRidable</text:p>
      <text:p text:style-name="Standard">SHRandomRobot</text:p>
      <text:p text:style-name="Standard">SHRandomRodent</text:p>
      <text:p text:style-name="Standard">SHRandomRuminant</text:p>
      <text:p text:style-name="Standard">SHRandomSlime</text:p>
      <text:p text:style-name="Standard">SHRandomSnake</text:p>
      <text:p text:style-name="Standard">SHRandomUndead</text:p>
      <text:p text:style-name="Standard">SHRandomWizardWitch</text:p>
      <text:p text:style-name="Standard">AirClanNinja</text:p>
      <text:p text:style-name="Standard">AirClanSamurai</text:p>
      <text:p text:style-name="Standard">AlienWarrior</text:p>
      <text:p text:style-name="Standard">AppleElemental</text:p>
      <text:p text:style-name="Standard">Assassin</text:p>
      <text:p text:style-name="Standard">AstralTraveler</text:p>
      <text:p text:style-name="Standard">AvatarOfElements</text:p>
      <text:p text:style-name="Standard">BaroqueBarbarian</text:p>
      <text:p text:style-name="Standard">BeetleJuiceSummoner</text:p>
      <text:p text:style-name="Standard">Biomancer</text:p>
      <text:p text:style-name="Standard">BluesSingingGorgon</text:p>
      <text:p text:style-name="Standard">BmovieBeastmaster</text:p>
      <text:p text:style-name="Standard">BountyHunter</text:p>
      <text:p text:style-name="Standard">CabaretKrakenGirl</text:p>
      <text:p text:style-name="Standard">Cannibal</text:p>
      <text:p text:style-name="Standard">CavemanScientist</text:p>
      <text:p text:style-name="Standard">CelestialSamurai</text:p>
      <text:p text:style-name="Standard">ChrisRoberts</text:p>
      <text:p text:style-name="Standard">CorporateExecutive</text:p>
      <text:p text:style-name="Standard">CountryCowgirlCyclops</text:p>
      <text:p text:style-name="Standard">Cowboy</text:p>
      <text:p text:style-name="Standard">CyberpunkSorcerer</text:p>
      <text:p text:style-name="Standard">DancingFarmerB</text:p>
      <text:p text:style-name="Standard">DancingFarmerC</text:p>
      <text:p text:style-name="Standard">DarkElf</text:p>
      <text:p text:style-name="Standard">DarkLord</text:p>
      <text:p text:style-name="Standard">DinoRider</text:p>
      <text:p text:style-name="Standard">DiscoDruid</text:p>
      <text:p text:style-name="Standard">DogtheBountyHunter</text:p>
      <text:p text:style-name="Standard">DuelistPoet</text:p>
      <text:p text:style-name="Standard">EarthClanNinja</text:p>
      <text:p text:style-name="Standard">EarthClanSamurai</text:p>
      <text:p text:style-name="Standard">EvilAlchemist</text:p>
      <text:p text:style-name="Standard">EvilClown</text:p>
      <text:p text:style-name="Standard">FairyQueen</text:p>
      <text:p text:style-name="Standard">FastExplorer</text:p>
      <text:p text:style-name="Standard">FireClanNinja</text:p>
      <text:p text:style-name="Standard">FireClanSamurai</text:p>
      <text:p text:style-name="Standard">FlapperElementalist</text:p>
      <text:p text:style-name="Standard">FloridaMan</text:p>
      <text:p text:style-name="Standard">ForestRanger</text:p>
      <text:p text:style-name="Standard">FunkFungiFamiliar</text:p>
      <text:p text:style-name="Standard">GangLeader</text:p>
      <text:p text:style-name="Standard">GlamRockMage</text:p>
      <text:p text:style-name="Standard">GothicNovelist</text:p>
      <text:p text:style-name="Standard">GraffitiGargoyle</text:p>
      <text:p text:style-name="Standard">GreaserGryphonRider</text:p>
      <text:p text:style-name="Standard">GreenHag</text:p>
      <text:p text:style-name="Standard">GreenNinja</text:p>
      <text:p text:style-name="Standard">HippieHoplite</text:p>
      <text:p text:style-name="Standard">HolyKnight</text:p>
      <text:p text:style-name="Standard">HostileDruid</text:p>
      <text:p text:style-name="Standard">HostilePrincess</text:p>
      <text:p text:style-name="Standard">IceKing</text:p>
      <text:p text:style-name="Standard">InfernoDragon</text:p>
      <text:p text:style-name="Standard">InsaneRoboticist</text:p>
      <text:p text:style-name="Standard">JazzAgeJuggernaut</text:p>
      <text:p text:style-name="Standard">Jester</text:p>
      <text:p text:style-name="Standard">Lawyer</text:p>
      <text:p text:style-name="Standard">LineDragon</text:p>
      <text:p text:style-name="Standard">LordBlackthorn</text:p>
      <text:p text:style-name="Standard">LordBritishSummoner</text:p>
      <text:p text:style-name="Standard">MagmaElemental</text:p>
      <text:p text:style-name="Standard">MedievalMeteorologist</text:p>
      <text:p text:style-name="Standard">MegaDragon</text:p>
      <text:p text:style-name="Standard">MinaxSorceress</text:p>
      <text:p text:style-name="Standard">MischievousWitch</text:p>
      <text:p text:style-name="Standard">MotownMermaid</text:p>
      <text:p text:style-name="Standard">MushroomWitch</text:p>
      <text:p text:style-name="Standard">Musketeer</text:p>
      <text:p text:style-name="Standard">NeoVictorianVampire</text:p>
      <text:p text:style-name="Standard">NinjaLibrarian</text:p>
      <text:p text:style-name="Standard">NoirDetective</text:p>
      <text:p text:style-name="Standard">OgreMaster</text:p>
      <text:p text:style-name="Standard">PhoenixStyleMaster</text:p>
      <text:p text:style-name="Standard">PigFarmer</text:p>
      <text:p text:style-name="Standard">PinupPandemonium</text:p>
      <text:p text:style-name="Standard">Pirate</text:p>
      <text:p text:style-name="Standard">PirateOfTheStars</text:p>
      <text:p text:style-name="Standard">PKMurderer</text:p>
      <text:p text:style-name="Standard">PKMurdererLord</text:p>
      <text:p text:style-name="Standard">PoisonAppleTree</text:p>
      <text:p text:style-name="Standard">PsychedelicShaman</text:p>
      <text:p text:style-name="Standard">PulpyPotionPurveyor</text:p>
      <text:p text:style-name="Standard">PunkRockPaladin</text:p>
      <text:p text:style-name="Standard">RaKing</text:p>
      <text:p text:style-name="Standard">RanchMaster</text:p>
      <text:p text:style-name="Standard">RapRanger</text:p>
      <text:p text:style-name="Standard">RaveRogue</text:p>
      <text:p text:style-name="Standard">RedQueen</text:p>
      <text:p text:style-name="Standard">ReggaeRunesmith</text:p>
      <text:p text:style-name="Standard">RenaissanceMechanic</text:p>
      <text:p text:style-name="Standard">RetroAndroid</text:p>
      <text:p text:style-name="Standard">RetroFuturist</text:p>
      <text:p text:style-name="Standard">RetroRobotRomancer</text:p>
      <text:p text:style-name="Standard">Ringmaster</text:p>
      <text:p text:style-name="Standard">RockabillyRevenant</text:p>
      <text:p text:style-name="Standard">Scorpomancer</text:p>
      <text:p text:style-name="Standard">SilentMovieMonk</text:p>
      <text:p text:style-name="Standard">SilverSlime</text:p>
      <text:p text:style-name="Standard">Sith</text:p>
      <text:p text:style-name="Standard">SkaSkald</text:p>
      <text:p text:style-name="Standard">SkeletonLord</text:p>
      <text:p text:style-name="Standard">SlimeMage</text:p>
      <text:p text:style-name="Standard">SneakyNinja</text:p>
      <text:p text:style-name="Standard">StarCitizen</text:p>
      <text:p text:style-name="Standard">StarfleetCaptain</text:p>
      <text:p text:style-name="Standard">StarfleetOfficer</text:p>
      <text:p text:style-name="Standard">SteampunkSamurai</text:p>
      <text:p text:style-name="Standard">Stormtrooper2</text:p>
      <text:p text:style-name="Standard">SurferSummoner</text:p>
      <text:p text:style-name="Standard">SwampThing</text:p>
      <text:p text:style-name="Standard">SwinginSorceress</text:p>
      <text:p text:style-name="Standard">TexanRancher</text:p>
      <text:p text:style-name="Standard">TwistedCultist</text:p>
      <text:p text:style-name="Standard">VaudevilleValkyrie</text:p>
      <text:p text:style-name="Standard">WastelandBiker</text:p>
      <text:p text:style-name="Standard">WaterClanNinja</text:p>
      <text:p text:style-name="Standard">WaterClanSamurai</text:p>
      <text:p text:style-name="Standard">WildWestWizard</text:p>
      <text:p text:style-name="Standard">SallyTheBlueOrc</text:p>
      <text:p text:style-name="Standard">Banker</text:p>
      <text:p text:style-name="Standard"><text:soft-page-break/>MobileRewardVendor</text:p>
      <text:p text:style-name="Standard">BookGambleMobile</text:p>
      <text:p text:style-name="Standard">RareGambleMobile</text:p>
      <text:p text:style-name="Standard">SpecialVendorMobile</text:p>
      <text:p text:style-name="Standard">AppraisalMaster</text:p>
      <text:p text:style-name="Standard">GrandMasterAlchemist</text:p>
      <text:p text:style-name="Standard">GrandMasterAnatomy</text:p>
      <text:p text:style-name="Standard">GrandMasterAnimalLore</text:p>
      <text:p text:style-name="Standard">GrandMasterArcher</text:p>
      <text:p text:style-name="Standard">GrandMasterArmsLoreTrainer</text:p>
      <text:p text:style-name="Standard">GrandMasterBard</text:p>
      <text:p text:style-name="Standard">GrandMasterBeggar</text:p>
      <text:p text:style-name="Standard">GrandMasterBlacksmith</text:p>
      <text:p text:style-name="Standard">GrandMasterBowyer</text:p>
      <text:p text:style-name="Standard">GrandMasterBushidoTrainer</text:p>
      <text:p text:style-name="Standard">GrandMasterCamping</text:p>
      <text:p text:style-name="Standard">GrandMasterCarpenter</text:p>
      <text:p text:style-name="Standard">GrandMasterCartographer</text:p>
      <text:p text:style-name="Standard">GrandMasterChef</text:p>
      <text:p text:style-name="Standard">GrandMasterChivalryTrainer</text:p>
      <text:p text:style-name="Standard">GrandMasterDetectHidden</text:p>
      <text:p text:style-name="Standard">GrandMasterEvaluator</text:p>
      <text:p text:style-name="Standard">GrandMasterFencingTrainer</text:p>
      <text:p text:style-name="Standard">GrandMasterFisherman</text:p>
      <text:p text:style-name="Standard">GrandMasterFocusTrainer</text:p>
      <text:p text:style-name="Standard">GrandMasterHealer</text:p>
      <text:p text:style-name="Standard">GrandMasterHerder</text:p>
      <text:p text:style-name="Standard">GrandMasterHidingTrainer</text:p>
      <text:p text:style-name="Standard">GrandMasterInscriptionTrainer</text:p>
      <text:p text:style-name="Standard">GrandMasterLocksmith</text:p>
      <text:p text:style-name="Standard">GrandMasterLumberjack</text:p>
      <text:p text:style-name="Standard">GrandMasterMaceFighter</text:p>
      <text:p text:style-name="Standard">GrandMasterMage</text:p>
      <text:p text:style-name="Standard">GrandMasterMeditationTrainer</text:p>
      <text:p text:style-name="Standard">GrandMasterMiner</text:p>
      <text:p text:style-name="Standard">GrandMasterMusician</text:p>
      <text:p text:style-name="Standard">GrandMasterMystic</text:p>
      <text:p text:style-name="Standard">GrandMasterNecromancer</text:p>
      <text:p text:style-name="Standard">GrandMasterNinjitsuTrainer</text:p>
      <text:p text:style-name="Standard">GrandMasterParryTrainer</text:p>
      <text:p text:style-name="Standard">GrandMasterPeacemaker</text:p>
      <text:p text:style-name="Standard">GrandMasterPoisoner</text:p>
      <text:p text:style-name="Standard">GrandMasterProvocationTrainer</text:p>
      <text:p text:style-name="Standard">GrandMasterRemoveTrapTrainer</text:p>
      <text:p text:style-name="Standard">GrandMasterSnooper</text:p>
      <text:p text:style-name="Standard">GrandMasterSpellResister</text:p>
      <text:p text:style-name="Standard">GrandMasterSpellweaver</text:p>
      <text:p text:style-name="Standard">GrandMasterSpiritSpeakTrainer</text:p>
      <text:p text:style-name="Standard">GrandMasterStealthTrainer</text:p>
      <text:p text:style-name="Standard">GrandMasterTactician</text:p>
      <text:p text:style-name="Standard">GrandMasterTailor</text:p>
      <text:p text:style-name="Standard">GrandMasterTamer</text:p>
      <text:p text:style-name="Standard">GrandMasterTaster</text:p>
      <text:p text:style-name="Standard">GrandMasterThief</text:p>
      <text:p text:style-name="Standard">GrandMasterTinker</text:p>
      <text:p text:style-name="Standard">GrandMasterTracker</text:p>
      <text:p text:style-name="Standard">GrandMasterVeterinarian</text:p>
      <text:p text:style-name="Standard">GrandMasterWrestler</text:p>
      <text:p text:style-name="Standard">MasterForensicsExpert</text:p>
      <text:p text:style-name="Standard">SwordsmanshipTrainer</text:p>
      <text:p text:style-name="Standard">PetParrot</text:p>
      <text:p text:style-name="Standard">Ferret</text:p>
      <text:p text:style-name="Standard">ShimmeringFerret</text:p>
      <text:p text:style-name="Standard">Dog</text:p>
      <text:p text:style-name="Standard">TravestyDog</text:p>
      <text:p text:style-name="Standard">HellSteed</text:p>
      <text:p text:style-name="Standard">GrizzledMare</text:p>
      <text:p text:style-name="Standard">BaseTalismanSummon</text:p>
      <text:p text:style-name="Standard">SummonedAntLion</text:p>
      <text:p text:style-name="Standard">SummonedArcticOgreLord</text:p>
      <text:p text:style-name="Standard">SummonedBakeKitsune</text:p>
      <text:p text:style-name="Standard">SummonedBogling</text:p>
      <text:p text:style-name="Standard">SummonedBullFrog</text:p>
      <text:p text:style-name="Standard">SummonedChicken</text:p>
      <text:p text:style-name="Standard">SummonedCow</text:p>
      <text:p text:style-name="Standard">SummonedDoppleganger</text:p>
      <text:p text:style-name="Standard">SummonedFrostSpider</text:p>
      <text:p text:style-name="Standard">SummonedGreatHart</text:p>
      <text:p text:style-name="Standard">SummonedLavaSerpent</text:p>
      <text:p text:style-name="Standard">SummonedOrcBrute</text:p>
      <text:p text:style-name="Standard">SummonedPanther</text:p>
      <text:p text:style-name="Standard">SummonedSheep</text:p>
      <text:p text:style-name="Standard">SummonedSkeletalKnight</text:p>
      <text:p text:style-name="Standard">SummonedVorpalBunny</text:p>
      <text:p text:style-name="Standard">SummonedWailingBanshee</text:p>
      <text:p text:style-name="Standard">KotlAutomaton</text:p>
      <text:p text:style-name="Standard">BlackrockAutomaton</text:p>
      <text:p text:style-name="Standard">EffectMobile</text:p>
      <text:p text:style-name="Standard">Squirrel</text:p>
      <text:p text:style-name="Standard">AlbinoSquirrel</text:p>
      <text:p text:style-name="Standard">TyballsShadow</text:p>
      <text:p text:style-name="Standard">Harrower</text:p>
      <text:p text:style-name="Standard">HarrowerTentacles</text:p>
      <text:p text:style-name="Standard">Navrey</text:p>
      <text:p text:style-name="Standard">BaseChampion</text:p>
      <text:p text:style-name="Standard">AbyssalInfernal</text:p>
      <text:p text:style-name="Standard">Barracoon</text:p>
      <text:p text:style-name="Standard">ChiefParoxysmus</text:p>
      <text:p text:style-name="Standard">CrimsonDragon</text:p>
      <text:p text:style-name="Standard">DespiseBoss</text:p>
      <text:p text:style-name="Standard">AdrianTheGloriousLord</text:p>
      <text:p text:style-name="Standard">AndrosTheDreadLord</text:p>
      <text:p text:style-name="Standard">EnsorcledWisp</text:p>
      <text:p text:style-name="Standard">CorruptedWisp</text:p>
      <text:p text:style-name="Standard">DreadHorn</text:p>
      <text:p text:style-name="Standard">LadyMelisande</text:p>
      <text:p text:style-name="Standard">LordOaks</text:p>
      <text:p text:style-name="Standard">BaseSABosses</text:p>
      <text:p text:style-name="Standard">Medusa</text:p>
      <text:p text:style-name="Standard">MedusaClone</text:p>
      <text:p text:style-name="Standard">Mephitis</text:p>
      <text:p text:style-name="Standard">MonstrousInterredGrizzle</text:p>
      <text:p text:style-name="Standard">Neira</text:p>
      <text:p text:style-name="Standard">PrimevalLich</text:p>
      <text:p text:style-name="Standard">Rikktor</text:p>
      <text:p text:style-name="Standard">Semidar</text:p>
      <text:p text:style-name="Standard">Serado</text:p>
      <text:p text:style-name="Standard">ServantOfSemidar</text:p>
      <text:p text:style-name="Standard">ShimmeringEffusion</text:p>
      <text:p text:style-name="Standard">Silvani</text:p>
      <text:p text:style-name="Standard">SlasherOfVeils</text:p>
      <text:p text:style-name="Standard">StygianDragon</text:p>
      <text:p text:style-name="Standard">Travesty</text:p>
      <text:p text:style-name="Standard">BaneDragon</text:p>
      <text:p text:style-name="Standard">PumpkinHead</text:p>
      <text:p text:style-name="Standard">Wanderer</text:p>
      <text:p text:style-name="Standard">BaseWarHorse</text:p>
      <text:p text:style-name="Standard">CoMWarHorse</text:p>
      <text:p text:style-name="Standard">MinaxWarHorse</text:p>
      <text:p text:style-name="Standard">SLWarHorse</text:p>
      <text:p text:style-name="Standard">TBWarHorse</text:p>
      <text:p text:style-name="Standard">Abscess</text:p>
      <text:p text:style-name="Standard">BaseRenowned</text:p>
      <text:p text:style-name="Standard">AcidElementalRenowned</text:p>
      <text:p text:style-name="Standard">AncientLichRenowned</text:p>
      <text:p text:style-name="Standard">RatmanMage</text:p>
      <text:p text:style-name="Standard">Chiikkaha</text:p>
      <text:p text:style-name="Standard">SilverSerpent</text:p>
      <text:p text:style-name="Standard">Coil</text:p>
      <text:p text:style-name="Standard">DevourerRenowned</text:p>
      <text:p text:style-name="Standard">Drelgor</text:p>
      <text:p text:style-name="Standard">FireDaemonRenowned</text:p>
      <text:p text:style-name="Standard">FireElementalRenowned</text:p>
      <text:p text:style-name="Standard">Flurry</text:p>
      <text:p text:style-name="Standard">DireWolf</text:p>
      <text:p text:style-name="Standard">Gnaw</text:p>
      <text:p text:style-name="Standard"><text:soft-page-break/>GrayGoblinMageRenowned</text:p>
      <text:p text:style-name="Standard">GreenGoblinAlchemistRenowned</text:p>
      <text:p text:style-name="Standard">Drake</text:p>
      <text:p text:style-name="Standard">Grim</text:p>
      <text:p text:style-name="Standard">GrimmochDrummel</text:p>
      <text:p text:style-name="Standard">BlackBear</text:p>
      <text:p text:style-name="Standard">Grobu</text:p>
      <text:p text:style-name="Standard">Changeling</text:p>
      <text:p text:style-name="Standard">Guile</text:p>
      <text:p text:style-name="Standard">Ilhenir</text:p>
      <text:p text:style-name="Standard">Irk</text:p>
      <text:p text:style-name="Standard">SkeletalKnight</text:p>
      <text:p text:style-name="Standard">LadyJennifyr</text:p>
      <text:p text:style-name="Standard">GiantBlackWidow</text:p>
      <text:p text:style-name="Standard">LadyLissith</text:p>
      <text:p text:style-name="Standard">LadyMarai</text:p>
      <text:p text:style-name="Standard">LadySabrix</text:p>
      <text:p text:style-name="Standard">Troglodyte</text:p>
      <text:p text:style-name="Standard">Lurg</text:p>
      <text:p text:style-name="Standard">LysanderGathenwale</text:p>
      <text:p text:style-name="Standard">DreadSpider</text:p>
      <text:p text:style-name="Standard">Malefic</text:p>
      <text:p text:style-name="Standard">BoneMagi</text:p>
      <text:p text:style-name="Standard">MasterJonath</text:p>
      <text:p text:style-name="Standard">MasterMikael</text:p>
      <text:p text:style-name="Standard">EvilMageLord</text:p>
      <text:p text:style-name="Standard">MasterTheophilus</text:p>
      <text:p text:style-name="Standard">Meraktus</text:p>
      <text:p text:style-name="Standard">Scorpion</text:p>
      <text:p text:style-name="Standard">Miasma</text:p>
      <text:p text:style-name="Standard">Mistral</text:p>
      <text:p text:style-name="Standard">MorgBergen</text:p>
      <text:p text:style-name="Standard">Ettin</text:p>
      <text:p text:style-name="Standard">MougGuur</text:p>
      <text:p text:style-name="Standard">NightTerror</text:p>
      <text:p text:style-name="Standard">PixieRenowned</text:p>
      <text:p text:style-name="Standard">Balron</text:p>
      <text:p text:style-name="Standard">Putrefier</text:p>
      <text:p text:style-name="Standard">Phoenix</text:p>
      <text:p text:style-name="Standard">Pyre</text:p>
      <text:p text:style-name="Standard">RakktaviRenowned</text:p>
      <text:p text:style-name="Standard">SkeletalMount</text:p>
      <text:p text:style-name="Standard">RedDeath</text:p>
      <text:p text:style-name="Standard">Reptalon</text:p>
      <text:p text:style-name="Standard">Rend</text:p>
      <text:p text:style-name="Standard">Harpy</text:p>
      <text:p text:style-name="Standard">Saliva</text:p>
      <text:p text:style-name="Standard">ShadowKnight</text:p>
      <text:p text:style-name="Standard">Silk</text:p>
      <text:p text:style-name="Standard">SirPatrick</text:p>
      <text:p text:style-name="Standard">SkeletalDragonRenowned</text:p>
      <text:p text:style-name="Standard">Spite</text:p>
      <text:p text:style-name="Standard">Eagle</text:p>
      <text:p text:style-name="Standard">Swoop</text:p>
      <text:p text:style-name="Standard">Succubus</text:p>
      <text:p text:style-name="Standard">Szavetra</text:p>
      <text:p text:style-name="Standard">BogThing</text:p>
      <text:p text:style-name="Standard">Tangle</text:p>
      <text:p text:style-name="Standard">TavaraSewel</text:p>
      <text:p text:style-name="Standard">Tempest</text:p>
      <text:p text:style-name="Standard">Thrasher</text:p>
      <text:p text:style-name="Standard">TikitaviRenowned</text:p>
      <text:p text:style-name="Standard">Twaulo</text:p>
      <text:p text:style-name="Standard">VitaviRenowned</text:p>
      <text:p text:style-name="Standard">WyvernRenowned</text:p>
      <text:p text:style-name="Standard">AbysmalHorror</text:p>
      <text:p text:style-name="Standard">AbyssalAbomination</text:p>
      <text:p text:style-name="Standard">AcidElemental</text:p>
      <text:p text:style-name="Standard">AcidSlug</text:p>
      <text:p text:style-name="Standard">AgapiteElemental</text:p>
      <text:p text:style-name="Standard">AirElemental</text:p>
      <text:p text:style-name="Standard">Alligator</text:p>
      <text:p text:style-name="Standard">AncientLich</text:p>
      <text:p text:style-name="Standard">AncientWyrm</text:p>
      <text:p text:style-name="Standard">AntLion</text:p>
      <text:p text:style-name="Standard">ArcaneDaemon</text:p>
      <text:p text:style-name="Standard">ArchDaemon</text:p>
      <text:p text:style-name="Standard">ArcticOgreLord</text:p>
      <text:p text:style-name="Standard">BakeKitsune</text:p>
      <text:p text:style-name="Standard">BattleChickenLizard</text:p>
      <text:p text:style-name="Standard">Beetle</text:p>
      <text:p text:style-name="Standard">Betrayer</text:p>
      <text:p text:style-name="Standard">Bird</text:p>
      <text:p text:style-name="Standard">TropicalBird</text:p>
      <text:p text:style-name="Standard">BlackSolenInfiltratorQueen</text:p>
      <text:p text:style-name="Standard">BlackSolenInfiltratorWarrior</text:p>
      <text:p text:style-name="Standard">BlackSolenQueen</text:p>
      <text:p text:style-name="Standard">BlackSolenWarrior</text:p>
      <text:p text:style-name="Standard">BlackSolenWorker</text:p>
      <text:p text:style-name="Standard">BloodElemental</text:p>
      <text:p text:style-name="Standard">BloodFox</text:p>
      <text:p text:style-name="Standard">BloodWorm</text:p>
      <text:p text:style-name="Standard">Boar</text:p>
      <text:p text:style-name="Standard">Bogle</text:p>
      <text:p text:style-name="Standard">Bogling</text:p>
      <text:p text:style-name="Standard">BoneDemon</text:p>
      <text:p text:style-name="Standard">BoneKnight</text:p>
      <text:p text:style-name="Standard">Brigand</text:p>
      <text:p text:style-name="Standard">BronzeElemental</text:p>
      <text:p text:style-name="Standard">BrownBear</text:p>
      <text:p text:style-name="Standard">BulbousPutrification</text:p>
      <text:p text:style-name="Standard">Bull</text:p>
      <text:p text:style-name="Standard">BullFrog</text:p>
      <text:p text:style-name="Standard">HordeMinion</text:p>
      <text:p text:style-name="Standard">CapturedHordeMinion</text:p>
      <text:p text:style-name="Standard">Cat</text:p>
      <text:p text:style-name="Standard">Centaur</text:p>
      <text:p text:style-name="Standard">ChaosDaemon</text:p>
      <text:p text:style-name="Standard">ChaosDragoon</text:p>
      <text:p text:style-name="Standard">ChaosDragoonElite</text:p>
      <text:p text:style-name="Standard">Chicken</text:p>
      <text:p text:style-name="Standard">ChickenLizard</text:p>
      <text:p text:style-name="Standard">ClanCA</text:p>
      <text:p text:style-name="Standard">ClanCT</text:p>
      <text:p text:style-name="Standard">ClanRC</text:p>
      <text:p text:style-name="Standard">ClanRibbonPlagueRat</text:p>
      <text:p text:style-name="Standard">ClanRS</text:p>
      <text:p text:style-name="Standard">ClanSH</text:p>
      <text:p text:style-name="Standard">ClanSS</text:p>
      <text:p text:style-name="Standard">ClanSSW</text:p>
      <text:p text:style-name="Standard">ClockworkScorpion</text:p>
      <text:p text:style-name="Standard">ColdDrake</text:p>
      <text:p text:style-name="Standard">CopperElemental</text:p>
      <text:p text:style-name="Standard">CoralSnake</text:p>
      <text:p text:style-name="Standard">CorporealBrume</text:p>
      <text:p text:style-name="Standard">Corpser</text:p>
      <text:p text:style-name="Standard">CorrosiveSlime</text:p>
      <text:p text:style-name="Standard">CorruptedSoul</text:p>
      <text:p text:style-name="Standard">Cougar</text:p>
      <text:p text:style-name="Standard">Cow</text:p>
      <text:p text:style-name="Standard">Crane</text:p>
      <text:p text:style-name="Standard">CrimsonDrake</text:p>
      <text:p text:style-name="Standard">CrystalDaemon</text:p>
      <text:p text:style-name="Standard">CrystalElemental</text:p>
      <text:p text:style-name="Standard">CrystalHydra</text:p>
      <text:p text:style-name="Standard">CrystalLatticeSeeker</text:p>
      <text:p text:style-name="Standard">SeaSerpent</text:p>
      <text:p text:style-name="Standard">CrystalSeaSerpent</text:p>
      <text:p text:style-name="Standard">CrystalVortex</text:p>
      <text:p text:style-name="Standard">Wisp</text:p>
      <text:p text:style-name="Standard">CrystalWisp</text:p>
      <text:p text:style-name="Standard">Cursed</text:p>
      <text:p text:style-name="Standard">CursedSoul</text:p>
      <text:p text:style-name="Standard">CuSidhe</text:p>
      <text:p text:style-name="Standard">Cyclops</text:p>
      <text:p text:style-name="Standard">Daemon</text:p>
      <text:p text:style-name="Standard"><text:soft-page-break/>DarkGuardian</text:p>
      <text:p text:style-name="Standard">DarknightCreeper</text:p>
      <text:p text:style-name="Standard">DarkWisp</text:p>
      <text:p text:style-name="Standard">DeadlyImp</text:p>
      <text:p text:style-name="Standard">DeathwatchBeetle</text:p>
      <text:p text:style-name="Standard">DeathwatchBeetleHatchling</text:p>
      <text:p text:style-name="Standard">DeepSeaSerpent</text:p>
      <text:p text:style-name="Standard">DemonKnight</text:p>
      <text:p text:style-name="Standard">DesertOstard</text:p>
      <text:p text:style-name="Standard">DespiseCreature</text:p>
      <text:p text:style-name="Standard">Phantom</text:p>
      <text:p text:style-name="Standard">Naba</text:p>
      <text:p text:style-name="Standard">Darkmane</text:p>
      <text:p text:style-name="Standard">Skeletrex</text:p>
      <text:p text:style-name="Standard">Hellion</text:p>
      <text:p text:style-name="Standard">Echidnite</text:p>
      <text:p text:style-name="Standard">BirlingBlades</text:p>
      <text:p text:style-name="Standard">Prometheoid</text:p>
      <text:p text:style-name="Standard">Silenii</text:p>
      <text:p text:style-name="Standard">ForestNymph</text:p>
      <text:p text:style-name="Standard">DespiseUnicorn</text:p>
      <text:p text:style-name="Standard">Sagittarri</text:p>
      <text:p text:style-name="Standard">Ursadane</text:p>
      <text:p text:style-name="Standard">DivineGuardian</text:p>
      <text:p text:style-name="Standard">Dendrite</text:p>
      <text:p text:style-name="Standard">Fairy</text:p>
      <text:p text:style-name="Standard">Devourer</text:p>
      <text:p text:style-name="Standard">DiseasedCat</text:p>
      <text:p text:style-name="Standard">Dolphin</text:p>
      <text:p text:style-name="Standard">Doppleganger</text:p>
      <text:p text:style-name="Standard">Dragon</text:p>
      <text:p text:style-name="Standard">DragonsFlameMage</text:p>
      <text:p text:style-name="Standard">DragonsFlameGrandMage</text:p>
      <text:p text:style-name="Standard">DragonWolf</text:p>
      <text:p text:style-name="Standard">DreadWarhorse</text:p>
      <text:p text:style-name="Standard">DreamWraith</text:p>
      <text:p text:style-name="Standard">DullCopperElemental</text:p>
      <text:p text:style-name="Standard">EarthElemental</text:p>
      <text:p text:style-name="Standard">EffetePutridGargoyle</text:p>
      <text:p text:style-name="Standard">EffeteUndeadGargoyle</text:p>
      <text:p text:style-name="Standard">Efreet</text:p>
      <text:p text:style-name="Standard">ElderGazer</text:p>
      <text:p text:style-name="Standard">ElfBrigand</text:p>
      <text:p text:style-name="Standard">EliteNinja</text:p>
      <text:p text:style-name="Standard">EnragedColossus</text:p>
      <text:p text:style-name="Standard">BaseEnraged</text:p>
      <text:p text:style-name="Standard">EnragedRabbit</text:p>
      <text:p text:style-name="Standard">EnragedHart</text:p>
      <text:p text:style-name="Standard">EnragedHind</text:p>
      <text:p text:style-name="Standard">EnragedBlackBear</text:p>
      <text:p text:style-name="Standard">EnragedEagle</text:p>
      <text:p text:style-name="Standard">EnragedEarthElemental</text:p>
      <text:p text:style-name="Standard">EnslavedGargoyle</text:p>
      <text:p text:style-name="Standard">EnslavedGoblinKeeper</text:p>
      <text:p text:style-name="Standard">EnslavedGoblinMage</text:p>
      <text:p text:style-name="Standard">EnslavedGoblinScout</text:p>
      <text:p text:style-name="Standard">EnslavedGrayGoblin</text:p>
      <text:p text:style-name="Standard">EnslavedGreenGoblin</text:p>
      <text:p text:style-name="Standard">EnslavedGreenGoblinAlchemist</text:p>
      <text:p text:style-name="Standard">Satyr</text:p>
      <text:p text:style-name="Standard">EnslavedSatyr</text:p>
      <text:p text:style-name="Standard">Eowmu</text:p>
      <text:p text:style-name="Standard">EtherealWarrior</text:p>
      <text:p text:style-name="Standard">EvilMage</text:p>
      <text:p text:style-name="Standard">Executioner</text:p>
      <text:p text:style-name="Standard">ExodusMinion</text:p>
      <text:p text:style-name="Standard">ExodusOverseer</text:p>
      <text:p text:style-name="Standard">FairyDragon</text:p>
      <text:p text:style-name="Standard">FanDancer</text:p>
      <text:p text:style-name="Standard">FeralTreefellow</text:p>
      <text:p text:style-name="Standard">FetidEssence</text:p>
      <text:p text:style-name="Standard">FierceDragon</text:p>
      <text:p text:style-name="Standard">FireAnt</text:p>
      <text:p text:style-name="Standard">FireBeetle</text:p>
      <text:p text:style-name="Standard">FireDaemon</text:p>
      <text:p text:style-name="Standard">FireElemental</text:p>
      <text:p text:style-name="Standard">FireGargoyle</text:p>
      <text:p text:style-name="Standard">VorpalBunny</text:p>
      <text:p text:style-name="Standard">FireRabbit</text:p>
      <text:p text:style-name="Standard">FireSteed</text:p>
      <text:p text:style-name="Standard">FleshGolem</text:p>
      <text:p text:style-name="Standard">FleshRenderer</text:p>
      <text:p text:style-name="Standard">ForestOstard</text:p>
      <text:p text:style-name="Standard">ForgottenServant</text:p>
      <text:p text:style-name="Standard">FrenziedOstard</text:p>
      <text:p text:style-name="Standard">FrostDragon</text:p>
      <text:p text:style-name="Standard">FrostDrake</text:p>
      <text:p text:style-name="Standard">FrostMite</text:p>
      <text:p text:style-name="Standard">FrostOoze</text:p>
      <text:p text:style-name="Standard">FrostSpider</text:p>
      <text:p text:style-name="Standard">FrostTroll</text:p>
      <text:p text:style-name="Standard">Gaman</text:p>
      <text:p text:style-name="Standard">GargishOutcast</text:p>
      <text:p text:style-name="Standard">GargishRouser</text:p>
      <text:p text:style-name="Standard">Gargoyle</text:p>
      <text:p text:style-name="Standard">GargoyleDestroyer</text:p>
      <text:p text:style-name="Standard">GargoyleEnforcer</text:p>
      <text:p text:style-name="Standard">GargoyleGuardian</text:p>
      <text:p text:style-name="Standard">GargoyleShade</text:p>
      <text:p text:style-name="Standard">Gazer</text:p>
      <text:p text:style-name="Standard">GazerLarva</text:p>
      <text:p text:style-name="Standard">Ghoul</text:p>
      <text:p text:style-name="Standard">GiantIceWorm</text:p>
      <text:p text:style-name="Standard">GiantRat</text:p>
      <text:p text:style-name="Standard">GiantSerpent</text:p>
      <text:p text:style-name="Standard">GiantSpider</text:p>
      <text:p text:style-name="Standard">GiantToad</text:p>
      <text:p text:style-name="Standard">GiantTurkey</text:p>
      <text:p text:style-name="Standard">Gibberling</text:p>
      <text:p text:style-name="Standard">Goat</text:p>
      <text:p text:style-name="Standard">GoldenElemental</text:p>
      <text:p text:style-name="Standard">Golem</text:p>
      <text:p text:style-name="Standard">GolemController</text:p>
      <text:p text:style-name="Standard">GoreFiend</text:p>
      <text:p text:style-name="Standard">Gorilla</text:p>
      <text:p text:style-name="Standard">GrayGoblin</text:p>
      <text:p text:style-name="Standard">GrayGoblinKeeper</text:p>
      <text:p text:style-name="Standard">GrayGoblinMage</text:p>
      <text:p text:style-name="Standard">GreaterDragon</text:p>
      <text:p text:style-name="Standard">GreaterMongbat</text:p>
      <text:p text:style-name="Standard">GreaterPoisonElemental</text:p>
      <text:p text:style-name="Standard">GreatHart</text:p>
      <text:p text:style-name="Standard">GreenGoblin</text:p>
      <text:p text:style-name="Standard">GreenGoblinAlchemist</text:p>
      <text:p text:style-name="Standard">GreenGoblinScout</text:p>
      <text:p text:style-name="Standard">Gregorio</text:p>
      <text:p text:style-name="Standard">Gremlin</text:p>
      <text:p text:style-name="Standard">GreyWolf</text:p>
      <text:p text:style-name="Standard">GrizzlyBear</text:p>
      <text:p text:style-name="Standard">Grubber</text:p>
      <text:p text:style-name="Standard">Guardian</text:p>
      <text:p text:style-name="Standard">HeadlessOne</text:p>
      <text:p text:style-name="Standard">HellCat</text:p>
      <text:p text:style-name="Standard">HellHound</text:p>
      <text:p text:style-name="Standard">HighPlainsBoura</text:p>
      <text:p text:style-name="Standard">Hind</text:p>
      <text:p text:style-name="Standard">Hiryu</text:p>
      <text:p text:style-name="Standard">Horse</text:p>
      <text:p text:style-name="Standard">Hydra</text:p>
      <text:p text:style-name="Standard">IceElemental</text:p>
      <text:p text:style-name="Standard">IceFiend</text:p>
      <text:p text:style-name="Standard">IceHound</text:p>
      <text:p text:style-name="Standard">IceSerpent</text:p>
      <text:p text:style-name="Standard">IceSnake</text:p>
      <text:p text:style-name="Standard">Imp</text:p>
      <text:p text:style-name="Standard">Impaler</text:p>
      <text:p text:style-name="Standard">InjuredWolf</text:p>
      <text:p text:style-name="Standard"><text:soft-page-break/>MLDryad</text:p>
      <text:p text:style-name="Standard">InsaneDryad</text:p>
      <text:p text:style-name="Standard">InterredGrizzle</text:p>
      <text:p text:style-name="Standard">IronBeetle</text:p>
      <text:p text:style-name="Standard">JackRabbit</text:p>
      <text:p text:style-name="Standard">Juggernaut</text:p>
      <text:p text:style-name="Standard">JukaLord</text:p>
      <text:p text:style-name="Standard">JukaMage</text:p>
      <text:p text:style-name="Standard">JukaWarrior</text:p>
      <text:p text:style-name="Standard">Jwilson</text:p>
      <text:p text:style-name="Standard">Kappa</text:p>
      <text:p text:style-name="Standard">KazeKemono</text:p>
      <text:p text:style-name="Standard">Kepetch</text:p>
      <text:p text:style-name="Standard">KepetchAmbusher</text:p>
      <text:p text:style-name="Standard">KhaldunRevenant</text:p>
      <text:p text:style-name="Standard">KhaldunSummoner</text:p>
      <text:p text:style-name="Standard">KhaldunZealot</text:p>
      <text:p text:style-name="Standard">Kirin</text:p>
      <text:p text:style-name="Standard">Kraken</text:p>
      <text:p text:style-name="Standard">LadyOfTheSnow</text:p>
      <text:p text:style-name="Standard">Lasher</text:p>
      <text:p text:style-name="Standard">LavaElemental</text:p>
      <text:p text:style-name="Standard">LavaLizard</text:p>
      <text:p text:style-name="Standard">LavaSerpent</text:p>
      <text:p text:style-name="Standard">LavaSnake</text:p>
      <text:p text:style-name="Standard">LeatherWolf</text:p>
      <text:p text:style-name="Standard">LeatherWolfFellow</text:p>
      <text:p text:style-name="Standard">LesserHiryu</text:p>
      <text:p text:style-name="Standard">Leviathan</text:p>
      <text:p text:style-name="Standard">LichLord</text:p>
      <text:p text:style-name="Standard">Lifestealer</text:p>
      <text:p text:style-name="Standard">Lion</text:p>
      <text:p text:style-name="Standard">Lizardman</text:p>
      <text:p text:style-name="Standard">Llama</text:p>
      <text:p text:style-name="Standard">LowlandBoura</text:p>
      <text:p text:style-name="Standard">Macaw</text:p>
      <text:p text:style-name="Standard">MaddeningHorror</text:p>
      <text:p text:style-name="Standard">MantraEffervescence</text:p>
      <text:p text:style-name="Standard">MeerCaptain</text:p>
      <text:p text:style-name="Standard">MeerEternal</text:p>
      <text:p text:style-name="Standard">MeerMage</text:p>
      <text:p text:style-name="Standard">MeerWarrior</text:p>
      <text:p text:style-name="Standard">MilitiaFighter</text:p>
      <text:p text:style-name="Standard">Mimic</text:p>
      <text:p text:style-name="Standard">MinionOfScelestus</text:p>
      <text:p text:style-name="Standard">Minotaur</text:p>
      <text:p text:style-name="Standard">MinotaurCaptain</text:p>
      <text:p text:style-name="Standard">MinotaurGeneral</text:p>
      <text:p text:style-name="Standard">MinotaurScout</text:p>
      <text:p text:style-name="Standard">Moloch</text:p>
      <text:p text:style-name="Standard">Mongbat</text:p>
      <text:p text:style-name="Standard">MoundOfMaggots</text:p>
      <text:p text:style-name="Standard">MountainGoat</text:p>
      <text:p text:style-name="Standard">Mummy</text:p>
      <text:p text:style-name="Standard">Nightmare</text:p>
      <text:p text:style-name="Standard">Niporailem</text:p>
      <text:p text:style-name="Standard">Ogre</text:p>
      <text:p text:style-name="Standard">OgreLord</text:p>
      <text:p text:style-name="Standard">Oni</text:p>
      <text:p text:style-name="Standard">OphidianArchmage</text:p>
      <text:p text:style-name="Standard">OphidianKnight</text:p>
      <text:p text:style-name="Standard">OphidianMage</text:p>
      <text:p text:style-name="Standard">OphidianMatriarch</text:p>
      <text:p text:style-name="Standard">OphidianWarrior</text:p>
      <text:p text:style-name="Standard">Orc</text:p>
      <text:p text:style-name="Standard">OrcBomber</text:p>
      <text:p text:style-name="Standard">OrcBrute</text:p>
      <text:p text:style-name="Standard">OrcCaptain</text:p>
      <text:p text:style-name="Standard">OrcChopper</text:p>
      <text:p text:style-name="Standard">OrcishLord</text:p>
      <text:p text:style-name="Standard">OrcishMage</text:p>
      <text:p text:style-name="Standard">OrcScout</text:p>
      <text:p text:style-name="Standard">Ortanord</text:p>
      <text:p text:style-name="Standard">OsseinRam</text:p>
      <text:p text:style-name="Standard">PackHorse</text:p>
      <text:p text:style-name="Standard">PackLlama</text:p>
      <text:p text:style-name="Standard">Palomino</text:p>
      <text:p text:style-name="Standard">Panther</text:p>
      <text:p text:style-name="Standard">SwampDragon</text:p>
      <text:p text:style-name="Standard">ParoxysmusSwampDragon</text:p>
      <text:p text:style-name="Standard">PatchworkSkeleton</text:p>
      <text:p text:style-name="Standard">PestilentBandage</text:p>
      <text:p text:style-name="Standard">Pig</text:p>
      <text:p text:style-name="Standard">PitFiend</text:p>
      <text:p text:style-name="Standard">Pixie</text:p>
      <text:p text:style-name="Standard">PlagueBeast</text:p>
      <text:p text:style-name="Standard">PlagueBeastLord</text:p>
      <text:p text:style-name="Standard">PlagueRat</text:p>
      <text:p text:style-name="Standard">PlagueSpawn</text:p>
      <text:p text:style-name="Standard">PlatinumDrake</text:p>
      <text:p text:style-name="Standard">PoisonElemental</text:p>
      <text:p text:style-name="Standard">PolarBear</text:p>
      <text:p text:style-name="Standard">PredatorHellCat</text:p>
      <text:p text:style-name="Standard">Protector</text:p>
      <text:p text:style-name="Standard">PutridUndeadGargoyle</text:p>
      <text:p text:style-name="Standard">PutridUndeadGuardian</text:p>
      <text:p text:style-name="Standard">Quagmire</text:p>
      <text:p text:style-name="Standard">Rabbit</text:p>
      <text:p text:style-name="Standard">RagingGrizzlyBear</text:p>
      <text:p text:style-name="Standard">RaiJu</text:p>
      <text:p text:style-name="Standard">Raptor</text:p>
      <text:p text:style-name="Standard">Rat</text:p>
      <text:p text:style-name="Standard">Ratman</text:p>
      <text:p text:style-name="Standard">RatmanArcher</text:p>
      <text:p text:style-name="Standard">Ravager</text:p>
      <text:p text:style-name="Standard">Reaper</text:p>
      <text:p text:style-name="Standard">RedSolenInfiltratorQueen</text:p>
      <text:p text:style-name="Standard">RedSolenInfiltratorWarrior</text:p>
      <text:p text:style-name="Standard">RedSolenQueen</text:p>
      <text:p text:style-name="Standard">RedSolenWarrior</text:p>
      <text:p text:style-name="Standard">RedSolenWorker</text:p>
      <text:p text:style-name="Standard">RenegadeChangeling</text:p>
      <text:p text:style-name="Standard">RestlessSoul</text:p>
      <text:p text:style-name="Standard">Revenant</text:p>
      <text:p text:style-name="Standard">RevenantLion</text:p>
      <text:p text:style-name="Standard">RidableLlama</text:p>
      <text:p text:style-name="Standard">Ridgeback</text:p>
      <text:p text:style-name="Standard">Ronin</text:p>
      <text:p text:style-name="Standard">RottingCorpse</text:p>
      <text:p text:style-name="Standard">Rotworm</text:p>
      <text:p text:style-name="Standard">RuddyBoura</text:p>
      <text:p text:style-name="Standard">RuneBeetle</text:p>
      <text:p text:style-name="Standard">SabertoothedTiger</text:p>
      <text:p text:style-name="Standard">SandVortex</text:p>
      <text:p text:style-name="Standard">SAPixie</text:p>
      <text:p text:style-name="Standard">Savage</text:p>
      <text:p text:style-name="Standard">SavageRider</text:p>
      <text:p text:style-name="Standard">SavageRidgeback</text:p>
      <text:p text:style-name="Standard">SavageShaman</text:p>
      <text:p text:style-name="Standard">ScaledSwampDragon</text:p>
      <text:p text:style-name="Standard">SeaHorse</text:p>
      <text:p text:style-name="Standard">SentinelSpider</text:p>
      <text:p text:style-name="Standard">SerpentineDragon</text:p>
      <text:p text:style-name="Standard">SerpentsFangAssassin</text:p>
      <text:p text:style-name="Standard">SerpentsFangHighExecutioner</text:p>
      <text:p text:style-name="Standard">Sewerrat</text:p>
      <text:p text:style-name="Standard">Shade</text:p>
      <text:p text:style-name="Standard">ShadowDweller</text:p>
      <text:p text:style-name="Standard">ShadowIronElemental</text:p>
      <text:p text:style-name="Standard">ShadowWisp</text:p>
      <text:p text:style-name="Standard">ShadowWyrm</text:p>
      <text:p text:style-name="Standard">Sheep</text:p>
      <text:p text:style-name="Standard">SilverSteed</text:p>
      <text:p text:style-name="Standard">SkeletalDragon</text:p>
      <text:p text:style-name="Standard">SkeletalDrake</text:p>
      <text:p text:style-name="Standard">SkeletalLich</text:p>
      <text:p text:style-name="Standard">SkeletalMage</text:p>
      <text:p text:style-name="Standard"><text:soft-page-break/>Skeleton</text:p>
      <text:p text:style-name="Standard">SkitteringHopper</text:p>
      <text:p text:style-name="Standard">Skree</text:p>
      <text:p text:style-name="Standard">Slime</text:p>
      <text:p text:style-name="Standard">Slith</text:p>
      <text:p text:style-name="Standard">Snake</text:p>
      <text:p text:style-name="Standard">SnowElemental</text:p>
      <text:p text:style-name="Standard">SnowLeopard</text:p>
      <text:p text:style-name="Standard">SpeckledScorpion</text:p>
      <text:p text:style-name="Standard">SpectralArmour</text:p>
      <text:p text:style-name="Standard">Spectre</text:p>
      <text:p text:style-name="Standard">Spellbinder</text:p>
      <text:p text:style-name="Standard">StoneGargoyle</text:p>
      <text:p text:style-name="Standard">StoneHarpy</text:p>
      <text:p text:style-name="Standard">StoneMonster</text:p>
      <text:p text:style-name="Standard">StoneSlith</text:p>
      <text:p text:style-name="Standard">StrongMongbat</text:p>
      <text:p text:style-name="Standard">StygianDrake</text:p>
      <text:p text:style-name="Standard">SwampTentacle</text:p>
      <text:p text:style-name="Standard">TanglingRoots</text:p>
      <text:p text:style-name="Standard">TerathanAvenger</text:p>
      <text:p text:style-name="Standard">TerathanDrone</text:p>
      <text:p text:style-name="Standard">TerathanMatriarch</text:p>
      <text:p text:style-name="Standard">TerathanWarrior</text:p>
      <text:p text:style-name="Standard">Parrot</text:p>
      <text:p text:style-name="Standard">TigersClawThief</text:p>
      <text:p text:style-name="Standard">TigersClawMaster</text:p>
      <text:p text:style-name="Standard">TimberWolf</text:p>
      <text:p text:style-name="Standard">Titan</text:p>
      <text:p text:style-name="Standard">TormentedMinotaur</text:p>
      <text:p text:style-name="Standard">ToxicElemental</text:p>
      <text:p text:style-name="Standard">ToxicSlith</text:p>
      <text:p text:style-name="Standard">TrapdoorSpider</text:p>
      <text:p text:style-name="Standard">Treefellow</text:p>
      <text:p text:style-name="Standard">TreefellowGuardian</text:p>
      <text:p text:style-name="Standard">Triceratops</text:p>
      <text:p text:style-name="Standard">Troll</text:p>
      <text:p text:style-name="Standard">TsukiWolf</text:p>
      <text:p text:style-name="Standard">Turkey</text:p>
      <text:p text:style-name="Standard">UndeadGargoyle</text:p>
      <text:p text:style-name="Standard">UndeadGuardian</text:p>
      <text:p text:style-name="Standard">UnfrozenMummy</text:p>
      <text:p text:style-name="Standard">Unicorn</text:p>
      <text:p text:style-name="Standard">ValoriteElemental</text:p>
      <text:p text:style-name="Standard">VampireBat</text:p>
      <text:p text:style-name="Standard">VeriteElemental</text:p>
      <text:p text:style-name="Standard">Virulent</text:p>
      <text:p text:style-name="Standard">Viscera</text:p>
      <text:p text:style-name="Standard">VoidManifestation</text:p>
      <text:p text:style-name="Standard">WailingBanshee</text:p>
      <text:p text:style-name="Standard">Walrus</text:p>
      <text:p text:style-name="Standard">WandererOfTheVoid</text:p>
      <text:p text:style-name="Standard">WaterElemental</text:p>
      <text:p text:style-name="Standard">WhippingVine</text:p>
      <text:p text:style-name="Standard">WhiteWolf</text:p>
      <text:p text:style-name="Standard">WhiteWyrm</text:p>
      <text:p text:style-name="Standard">Wight</text:p>
      <text:p text:style-name="Standard">WildTiger</text:p>
      <text:p text:style-name="Standard">WildWhiteTiger</text:p>
      <text:p text:style-name="Standard">WildBlackTiger</text:p>
      <text:p text:style-name="Standard">Windrunner</text:p>
      <text:p text:style-name="Standard">WolfSpider</text:p>
      <text:p text:style-name="Standard">Wraith</text:p>
      <text:p text:style-name="Standard">Wyvern</text:p>
      <text:p text:style-name="Standard">Yamandon</text:p>
      <text:p text:style-name="Standard">YomotsuElder</text:p>
      <text:p text:style-name="Standard">YomotsuPriest</text:p>
      <text:p text:style-name="Standard">YomotsuWarrior</text:p>
      <text:p text:style-name="Standard">YoungNinja</text:p>
      <text:p text:style-name="Standard">YoungRonin</text:p>
      <text:p text:style-name="Standard">Zombie</text:p>
      <text:p text:style-name="Standard">Abbein</text:p>
      <text:p text:style-name="Standard">Acob</text:p>
      <text:p text:style-name="Standard">Actor</text:p>
      <text:p text:style-name="Standard">Aelorn</text:p>
      <text:p text:style-name="Standard">Aeluva</text:p>
      <text:p text:style-name="Standard">Aernya</text:p>
      <text:p text:style-name="Standard">Agralem</text:p>
      <text:p text:style-name="Standard">Ahie</text:p>
      <text:p text:style-name="Standard">BaseQuester</text:p>
      <text:p text:style-name="Standard">AlbertaGiacco</text:p>
      <text:p text:style-name="Standard">Alchemist</text:p>
      <text:p text:style-name="Standard">AldenArmstrong</text:p>
      <text:p text:style-name="Standard">Alefian</text:p>
      <text:p text:style-name="Standard">Alejaha</text:p>
      <text:p text:style-name="Standard">Alelle</text:p>
      <text:p text:style-name="Standard">Alethanian</text:p>
      <text:p text:style-name="Standard">Aliabeth</text:p>
      <text:p text:style-name="Standard">Aluniol</text:p>
      <text:p text:style-name="Standard">BaseAmbitiousSolenQueen</text:p>
      <text:p text:style-name="Standard">RedAmbitiousSolenQueen</text:p>
      <text:p text:style-name="Standard">BlackAmbitiousSolenQueen</text:p>
      <text:p text:style-name="Standard">Amelia</text:p>
      <text:p text:style-name="Standard">Aminia</text:p>
      <text:p text:style-name="Standard">AndreasVesalius</text:p>
      <text:p text:style-name="Standard">Andric</text:p>
      <text:p text:style-name="Standard">Andros</text:p>
      <text:p text:style-name="Standard">Aneen</text:p>
      <text:p text:style-name="Standard">Aniel</text:p>
      <text:p text:style-name="Standard">AnimalTrainer</text:p>
      <text:p text:style-name="Standard">Anolly</text:p>
      <text:p text:style-name="Standard">AnsellaGryen</text:p>
      <text:p text:style-name="Standard">Ansikart</text:p>
      <text:p text:style-name="Standard">BaseCollectionMobile</text:p>
      <text:p text:style-name="Standard">FoldedSteel</text:p>
      <text:p text:style-name="Standard">BaseGuard</text:p>
      <text:p text:style-name="Standard">ArcherGuard</text:p>
      <text:p text:style-name="Standard">Architect</text:p>
      <text:p text:style-name="Standard">Arielle</text:p>
      <text:p text:style-name="Standard">Armorer</text:p>
      <text:p text:style-name="Standard">Artist</text:p>
      <text:p text:style-name="Standard">Asandos</text:p>
      <text:p text:style-name="Standard">Athialon</text:p>
      <text:p text:style-name="Standard">PersonalAttendant</text:p>
      <text:p text:style-name="Standard">AttendantFortuneTeller</text:p>
      <text:p text:style-name="Standard">AttendantGuide</text:p>
      <text:p text:style-name="Standard">AttendantMaleGuide</text:p>
      <text:p text:style-name="Standard">AttendantFemaleGuide</text:p>
      <text:p text:style-name="Standard">AttendantHerald</text:p>
      <text:p text:style-name="Standard">AttendantMaleHerald</text:p>
      <text:p text:style-name="Standard">AttendantFemaleHerald</text:p>
      <text:p text:style-name="Standard">AttendantLuckyDealer</text:p>
      <text:p text:style-name="Standard">AttendantMaleLuckyDealer</text:p>
      <text:p text:style-name="Standard">AttendantFemaleLuckyDealer</text:p>
      <text:p text:style-name="Standard">Aulan</text:p>
      <text:p text:style-name="Standard">Aurelia</text:p>
      <text:p text:style-name="Standard">Aurvidlem</text:p>
      <text:p text:style-name="Standard">Avicenna</text:p>
      <text:p text:style-name="Standard">Axem</text:p>
      <text:p text:style-name="Standard">Baker</text:p>
      <text:p text:style-name="Standard">Bard</text:p>
      <text:p text:style-name="Standard">BaseGuildmaster</text:p>
      <text:p text:style-name="Standard">BardGuildmaster</text:p>
      <text:p text:style-name="Standard">Barkeeper</text:p>
      <text:p text:style-name="Standard">Barreraak</text:p>
      <text:p text:style-name="Standard">BaseEscortable</text:p>
      <text:p text:style-name="Standard">BaseHealer</text:p>
      <text:p text:style-name="Standard">BaseHire</text:p>
      <text:p text:style-name="Standard">BaseShieldGuard</text:p>
      <text:p text:style-name="Standard">ShrineHealer</text:p>
      <text:p text:style-name="Standard">BaseTurnInMobile</text:p>
      <text:p text:style-name="Standard">Beekeeper</text:p>
      <text:p text:style-name="Standard">Belulah</text:p>
      <text:p text:style-name="Standard">Ben</text:p>
      <text:p text:style-name="Standard">Beninort</text:p>
      <text:p text:style-name="Standard">Beotham</text:p>
      <text:p text:style-name="Standard">Blackheart</text:p>
      <text:p text:style-name="Standard"><text:soft-page-break/>Blacksmith</text:p>
      <text:p text:style-name="Standard">BlacksmithGuildmaster</text:p>
      <text:p text:style-name="Standard">Bolaevin</text:p>
      <text:p text:style-name="Standard">Trades</text:p>
      <text:p text:style-name="Standard">Bowyer</text:p>
      <text:p text:style-name="Standard">Brae</text:p>
      <text:p text:style-name="Standard">Braen</text:p>
      <text:p text:style-name="Standard">Bravehorn</text:p>
      <text:p text:style-name="Standard">BravehornsMate</text:p>
      <text:p text:style-name="Standard">BrideGroom</text:p>
      <text:p text:style-name="Standard">Brinnae</text:p>
      <text:p text:style-name="Standard">Broolol</text:p>
      <text:p text:style-name="Standard">Butcher</text:p>
      <text:p text:style-name="Standard">Caelas</text:p>
      <text:p text:style-name="Standard">Cailla</text:p>
      <text:p text:style-name="Standard">Calendor</text:p>
      <text:p text:style-name="Standard">Canir</text:p>
      <text:p text:style-name="Standard">Carpenter</text:p>
      <text:p text:style-name="Standard">ChaosGuard</text:p>
      <text:p text:style-name="Standard">Chiyo</text:p>
      <text:p text:style-name="Standard">Churchill</text:p>
      <text:p text:style-name="Standard">Chyloth</text:p>
      <text:p text:style-name="Standard">Ciala</text:p>
      <text:p text:style-name="Standard">Cillitha</text:p>
      <text:p text:style-name="Standard">Clairesse</text:p>
      <text:p text:style-name="Standard">Clehin</text:p>
      <text:p text:style-name="Standard">Cloorne</text:p>
      <text:p text:style-name="Standard">Cobbler</text:p>
      <text:p text:style-name="Standard">Cohenn</text:p>
      <text:p text:style-name="Standard">Cook</text:p>
      <text:p text:style-name="Standard">LightAndMight</text:p>
      <text:p text:style-name="Standard">CustomHairstylist</text:p>
      <text:p text:style-name="Standard">Daelas</text:p>
      <text:p text:style-name="Standard">Dallid</text:p>
      <text:p text:style-name="Standard">Danoel</text:p>
      <text:p text:style-name="Standard">HeritageQuester</text:p>
      <text:p text:style-name="Standard">Darius</text:p>
      <text:p text:style-name="Standard">Dimethro</text:p>
      <text:p text:style-name="Standard">Drithen</text:p>
      <text:p text:style-name="Standard">Dryad</text:p>
      <text:p text:style-name="Standard">Dugan</text:p>
      <text:p text:style-name="Standard">Egwexem</text:p>
      <text:p text:style-name="Standard">ElwoodMcCarrin</text:p>
      <text:p text:style-name="Standard">Emerillo</text:p>
      <text:p text:style-name="Standard">Emilio</text:p>
      <text:p text:style-name="Standard">Emino</text:p>
      <text:p text:style-name="Standard">Enigma</text:p>
      <text:p text:style-name="Standard">SkeletonKey</text:p>
      <text:p text:style-name="Standard">EnshroudedFigure</text:p>
      <text:p text:style-name="Standard">EscortableMage</text:p>
      <text:p text:style-name="Standard">NewHavenEscortable</text:p>
      <text:p text:style-name="Standard">NewHavenMerchant</text:p>
      <text:p text:style-name="Standard">NewHavenMage</text:p>
      <text:p text:style-name="Standard">NewHavenMessenger</text:p>
      <text:p text:style-name="Standard">NewHavenSeekerOfAdventure</text:p>
      <text:p text:style-name="Standard">NewHavenNoble</text:p>
      <text:p text:style-name="Standard">NewHavenBrideGroom</text:p>
      <text:p text:style-name="Standard">NewHavenPeasant</text:p>
      <text:p text:style-name="Standard">NewHavenHealer</text:p>
      <text:p text:style-name="Standard">Evan</text:p>
      <text:p text:style-name="Standard">EvilHealer</text:p>
      <text:p text:style-name="Standard">EvilWanderingHealer</text:p>
      <text:p text:style-name="Standard">Fabrizio</text:p>
      <text:p text:style-name="Standard">Farmer</text:p>
      <text:p text:style-name="Standard">FarmerNash</text:p>
      <text:p text:style-name="Standard">WizardsCompendium</text:p>
      <text:p text:style-name="Standard">FisherGuildmaster</text:p>
      <text:p text:style-name="Standard">Fisherman</text:p>
      <text:p text:style-name="Standard">Frazer</text:p>
      <text:p text:style-name="Standard">Frederic</text:p>
      <text:p text:style-name="Standard">FrightenedDryad</text:p>
      <text:p text:style-name="Standard">Furtrader</text:p>
      <text:p text:style-name="Standard">GabrielPiete</text:p>
      <text:p text:style-name="Standard">Garamon</text:p>
      <text:p text:style-name="Standard">GargishNoble</text:p>
      <text:p text:style-name="Standard">GargishRefugee</text:p>
      <text:p text:style-name="Standard">GargishWanderingHealer</text:p>
      <text:p text:style-name="Standard">GargishWarrior</text:p>
      <text:p text:style-name="Standard">GeorgeHephaestus</text:p>
      <text:p text:style-name="Standard">Gervis</text:p>
      <text:p text:style-name="Standard">Glassblower</text:p>
      <text:p text:style-name="Standard">Gnosos</text:p>
      <text:p text:style-name="Standard">GolemCrafter</text:p>
      <text:p text:style-name="Standard">Gorrow</text:p>
      <text:p text:style-name="Standard">GrandpaCharley</text:p>
      <text:p text:style-name="Standard">Greeter1</text:p>
      <text:p text:style-name="Standard">Gretchen</text:p>
      <text:p text:style-name="Standard">Grizelda</text:p>
      <text:p text:style-name="Standard">Gustar</text:p>
      <text:p text:style-name="Standard">Gypsy</text:p>
      <text:p text:style-name="Standard">GypsyAnimalTrainer</text:p>
      <text:p text:style-name="Standard">GypsyBanker</text:p>
      <text:p text:style-name="Standard">GypsyMaiden</text:p>
      <text:p text:style-name="Standard">HairStylist</text:p>
      <text:p text:style-name="Standard">Hamato</text:p>
      <text:p text:style-name="Standard">Haochi</text:p>
      <text:p text:style-name="Standard">HaochisGuardsman</text:p>
      <text:p text:style-name="Standard">HarborMaster</text:p>
      <text:p text:style-name="Standard">Hargrove</text:p>
      <text:p text:style-name="Standard">Healer</text:p>
      <text:p text:style-name="Standard">HealerGuildmaster</text:p>
      <text:p text:style-name="Standard">Henchman</text:p>
      <text:p text:style-name="Standard">Herbalist</text:p>
      <text:p text:style-name="Standard">HiddenFigure</text:p>
      <text:p text:style-name="Standard">HireBard</text:p>
      <text:p text:style-name="Standard">HireBardArcher</text:p>
      <text:p text:style-name="Standard">HireBeggar</text:p>
      <text:p text:style-name="Standard">HireFighter</text:p>
      <text:p text:style-name="Standard">HireMage</text:p>
      <text:p text:style-name="Standard">HirePaladin</text:p>
      <text:p text:style-name="Standard">HirePeasant</text:p>
      <text:p text:style-name="Standard">HireRanger</text:p>
      <text:p text:style-name="Standard">HireRangerArcher</text:p>
      <text:p text:style-name="Standard">HireSailor</text:p>
      <text:p text:style-name="Standard">HireThief</text:p>
      <text:p text:style-name="Standard">HolyMage</text:p>
      <text:p text:style-name="Standard">Horus</text:p>
      <text:p text:style-name="Standard">Huntsman</text:p>
      <text:p text:style-name="Standard">Impresario</text:p>
      <text:p text:style-name="Standard">InnKeeper</text:p>
      <text:p text:style-name="Standard">Ioseph</text:p>
      <text:p text:style-name="Standard">IronWorker</text:p>
      <text:p text:style-name="Standard">Jaacar</text:p>
      <text:p text:style-name="Standard">Jacob</text:p>
      <text:p text:style-name="Standard">Jamal</text:p>
      <text:p text:style-name="Standard">JedahEntille</text:p>
      <text:p text:style-name="Standard">Jelrice</text:p>
      <text:p text:style-name="Standard">Jeweler</text:p>
      <text:p text:style-name="Standard">Jillian</text:p>
      <text:p text:style-name="Standard">Jockles</text:p>
      <text:p text:style-name="Standard">Jothan</text:p>
      <text:p text:style-name="Standard">PastTreasures</text:p>
      <text:p text:style-name="Standard">Jun</text:p>
      <text:p text:style-name="Standard">Jusae</text:p>
      <text:p text:style-name="Standard">Kaelynna</text:p>
      <text:p text:style-name="Standard">Kashiel</text:p>
      <text:p text:style-name="Standard">KeeperOfChivalry</text:p>
      <text:p text:style-name="Standard">Kia</text:p>
      <text:p text:style-name="Standard">Kodar</text:p>
      <text:p text:style-name="Standard">Koole</text:p>
      <text:p text:style-name="Standard">Laifem</text:p>
      <text:p text:style-name="Standard">Dermott</text:p>
      <text:p text:style-name="Standard">Landy</text:p>
      <text:p text:style-name="Standard">LeatherWorker</text:p>
      <text:p text:style-name="Standard">Lefty</text:p>
      <text:p text:style-name="Standard">Lenley</text:p>
      <text:p text:style-name="Standard">Leon</text:p>
      <text:p text:style-name="Standard"><text:soft-page-break/>Lissbet</text:p>
      <text:p text:style-name="Standard">Lohn</text:p>
      <text:p text:style-name="Standard">Lowel</text:p>
      <text:p text:style-name="Standard">Lucius</text:p>
      <text:p text:style-name="Standard">Lyle</text:p>
      <text:p text:style-name="Standard">Maabus</text:p>
      <text:p text:style-name="Standard">Mage</text:p>
      <text:p text:style-name="Standard">MageGuildmaster</text:p>
      <text:p text:style-name="Standard">Mallew</text:p>
      <text:p text:style-name="Standard">MansionGuard</text:p>
      <text:p text:style-name="Standard">Mapmaker</text:p>
      <text:p text:style-name="Standard">Mardoth</text:p>
      <text:p text:style-name="Standard">UnderstandingAnimals</text:p>
      <text:p text:style-name="Standard">MaulBear</text:p>
      <text:p text:style-name="Standard">Merchant</text:p>
      <text:p text:style-name="Standard">MerchantGuildmaster</text:p>
      <text:p text:style-name="Standard">Messenger</text:p>
      <text:p text:style-name="Standard">Mielan</text:p>
      <text:p text:style-name="Standard">MilitiaCanoneer</text:p>
      <text:p text:style-name="Standard">Miller</text:p>
      <text:p text:style-name="Standard">Miner</text:p>
      <text:p text:style-name="Standard">MinerGuildmaster</text:p>
      <text:p text:style-name="Standard">Minter</text:p>
      <text:p text:style-name="Standard">Mithneral</text:p>
      <text:p text:style-name="Standard">Monk</text:p>
      <text:p text:style-name="Standard">Morganna</text:p>
      <text:p text:style-name="Standard">Mugg</text:p>
      <text:p text:style-name="Standard">Mulcivikh</text:p>
      <text:p text:style-name="Standard">MysteriousWisp</text:p>
      <text:p text:style-name="Standard">Mystic</text:p>
      <text:p text:style-name="Standard">Natalie</text:p>
      <text:p text:style-name="Standard">Naturalist</text:p>
      <text:p text:style-name="Standard">Naxatillor</text:p>
      <text:p text:style-name="Standard">Necromancer</text:p>
      <text:p text:style-name="Standard">Nedrick</text:p>
      <text:p text:style-name="Standard">Neil</text:p>
      <text:p text:style-name="Standard">Neville</text:p>
      <text:p text:style-name="Standard">Nibbet</text:p>
      <text:p text:style-name="Standard">Nillaen</text:p>
      <text:p text:style-name="Standard">Ninja</text:p>
      <text:p text:style-name="Standard">Noble</text:p>
      <text:p text:style-name="Standard">Norton</text:p>
      <text:p text:style-name="Standard">Nythalia</text:p>
      <text:p text:style-name="Standard">OilAndOubliette</text:p>
      <text:p text:style-name="Standard">Olaeni</text:p>
      <text:p text:style-name="Standard">Olla</text:p>
      <text:p text:style-name="Standard">Onallan</text:p>
      <text:p text:style-name="Standard">Oolua</text:p>
      <text:p text:style-name="Standard">OrderGuard</text:p>
      <text:p text:style-name="Standard">Paladin</text:p>
      <text:p text:style-name="Standard">Patricus</text:p>
      <text:p text:style-name="Standard">Peasant</text:p>
      <text:p text:style-name="Standard">Percolem</text:p>
      <text:p text:style-name="Standard">Petrus</text:p>
      <text:p text:style-name="Standard">PlayerBarkeeper</text:p>
      <text:p text:style-name="Standard">PlayerVendor</text:p>
      <text:p text:style-name="Standard">PricedHealer</text:p>
      <text:p text:style-name="Standard">Provisioner</text:p>
      <text:p text:style-name="Standard">QuartermasterFlint</text:p>
      <text:p text:style-name="Standard">Rancher</text:p>
      <text:p text:style-name="Standard">Ranger</text:p>
      <text:p text:style-name="Standard">RangerGuildmaster</text:p>
      <text:p text:style-name="Standard">RealEstateBroker</text:p>
      <text:p text:style-name="Standard">Rebinil</text:p>
      <text:p text:style-name="Standard">Recaro</text:p>
      <text:p text:style-name="Standard">Regina</text:p>
      <text:p text:style-name="Standard">Relnia</text:p>
      <text:p text:style-name="Standard">RentedVendor</text:p>
      <text:p text:style-name="Standard">Robyn</text:p>
      <text:p text:style-name="Standard">Rollarn</text:p>
      <text:p text:style-name="Standard">Ryal</text:p>
      <text:p text:style-name="Standard">Ryuichi</text:p>
      <text:p text:style-name="Standard">Sadrah</text:p>
      <text:p text:style-name="Standard">Salaenih</text:p>
      <text:p text:style-name="Standard">BritanniaWaters</text:p>
      <text:p text:style-name="Standard">Samurai</text:p>
      <text:p text:style-name="Standard">Sarakki</text:p>
      <text:p text:style-name="Standard">Saril</text:p>
      <text:p text:style-name="Standard">SarsmeaSmythe</text:p>
      <text:p text:style-name="Standard">Schmendrick</text:p>
      <text:p text:style-name="Standard">Scribe</text:p>
      <text:p text:style-name="Standard">Sculptor</text:p>
      <text:p text:style-name="Standard">SeekerOfAdventure</text:p>
      <text:p text:style-name="Standard">Shipwright</text:p>
      <text:p text:style-name="Standard">Siarra</text:p>
      <text:p text:style-name="Standard">Sledge</text:p>
      <text:p text:style-name="Standard">Sleen</text:p>
      <text:p text:style-name="Standard">Sliem</text:p>
      <text:p text:style-name="Standard">BaseSolenMatriarch</text:p>
      <text:p text:style-name="Standard">RedSolenMatriarch</text:p>
      <text:p text:style-name="Standard">BlackSolenMatriarch</text:p>
      <text:p text:style-name="Standard">StoneCrafter</text:p>
      <text:p text:style-name="Standard">Strongroot</text:p>
      <text:p text:style-name="Standard">Synaeva</text:p>
      <text:p text:style-name="Standard">Szandor</text:p>
      <text:p text:style-name="Standard">Taellia</text:p>
      <text:p text:style-name="Standard">Tailor</text:p>
      <text:p text:style-name="Standard">TailorGuildmaster</text:p>
      <text:p text:style-name="Standard">MaceAndBlade</text:p>
      <text:p text:style-name="Standard">Tallinin</text:p>
      <text:p text:style-name="Standard">Tamm</text:p>
      <text:p text:style-name="Standard">Tanner</text:p>
      <text:p text:style-name="Standard">TavernKeeper</text:p>
      <text:p text:style-name="Standard">Thalia</text:p>
      <text:p text:style-name="Standard">Thallary</text:p>
      <text:p text:style-name="Standard">Thepem</text:p>
      <text:p text:style-name="Standard">Thief</text:p>
      <text:p text:style-name="Standard">ThiefGuildmaster</text:p>
      <text:p text:style-name="Standard">Tholef</text:p>
      <text:p text:style-name="Standard">Tiana</text:p>
      <text:p text:style-name="Standard">Tillanil</text:p>
      <text:p text:style-name="Standard">Tinker</text:p>
      <text:p text:style-name="Standard">TinkerGuildmaster</text:p>
      <text:p text:style-name="Standard">Tobin</text:p>
      <text:p text:style-name="Standard">TomasONeerlan</text:p>
      <text:p text:style-name="Standard">TownCrier</text:p>
      <text:p text:style-name="Standard">TylAriadne</text:p>
      <text:p text:style-name="Standard">Tyleelor</text:p>
      <text:p text:style-name="Standard">Unoelil</text:p>
      <text:p text:style-name="Standard">Uzeraan</text:p>
      <text:p text:style-name="Standard">Vagabond</text:p>
      <text:p text:style-name="Standard">Valem</text:p>
      <text:p text:style-name="Standard">VarietyDealer</text:p>
      <text:p text:style-name="Standard">Verity</text:p>
      <text:p text:style-name="Standard">Veterinarian</text:p>
      <text:p text:style-name="Standard">Vicaie</text:p>
      <text:p text:style-name="Standard">Victoria</text:p>
      <text:p text:style-name="Standard">Vilo</text:p>
      <text:p text:style-name="Standard">Vollem</text:p>
      <text:p text:style-name="Standard">Vrulkax</text:p>
      <text:p text:style-name="Standard">Waelian</text:p>
      <text:p text:style-name="Standard">Waiter</text:p>
      <text:p text:style-name="Standard">Walker</text:p>
      <text:p text:style-name="Standard">WanderingHealer</text:p>
      <text:p text:style-name="Standard">WanderingShaman</text:p>
      <text:p text:style-name="Standard">WarriorGuard</text:p>
      <text:p text:style-name="Standard">WarriorGuildmaster</text:p>
      <text:p text:style-name="Standard">Weaponsmith</text:p>
      <text:p text:style-name="Standard">Weaver</text:p>
      <text:p text:style-name="Standard">SongsOfNote</text:p>
      <text:p text:style-name="Standard">Xenrr</text:p>
      <text:p text:style-name="Standard">Yellienir</text:p>
      <text:p text:style-name="Standard">Yorus</text:p>
      <text:p text:style-name="Standard">Zeefzorpul</text:p>
      <text:p text:style-name="Standard">QueenZhah</text:p>
      <text:p text:style-name="Standard">Zoel</text:p>
      <text:p text:style-name="Standard">ArtsSection</text:p>
      <text:p text:style-name="Standard"><text:soft-page-break/>Zosilem</text:p>
      <text:p text:style-name="Standard">AnimatedWeapon</text:p>
      <text:p text:style-name="Standard">BladeSpirits</text:p>
      <text:p text:style-name="Standard">DarkWolfFamiliar</text:p>
      <text:p text:style-name="Standard">DeathAdder</text:p>
      <text:p text:style-name="Standard">Dummy</text:p>
      <text:p text:style-name="Standard">DummyMace</text:p>
      <text:p text:style-name="Standard">DummyFence</text:p>
      <text:p text:style-name="Standard">DummySword</text:p>
      <text:p text:style-name="Standard">DummyNox</text:p>
      <text:p text:style-name="Standard">DummyStun</text:p>
      <text:p text:style-name="Standard">DummySuper</text:p>
      <text:p text:style-name="Standard">DummyHealer</text:p>
      <text:p text:style-name="Standard">DummyAssassin</text:p>
      <text:p text:style-name="Standard">DummyThief</text:p>
      <text:p text:style-name="Standard">EnergyVortex</text:p>
      <text:p text:style-name="Standard">GargoylePet</text:p>
      <text:p text:style-name="Standard">HordeMinionFamiliar</text:p>
      <text:p text:style-name="Standard">RisingColossus</text:p>
      <text:p text:style-name="Standard">ShadowWispFamiliar</text:p>
      <text:p text:style-name="Standard">SpawnedOrcishLord</text:p>
      <text:p text:style-name="Standard">SummonedAirElemental</text:p>
      <text:p text:style-name="Standard">SummonedDaemon</text:p>
      <text:p text:style-name="Standard">SummonedEarthElemental</text:p>
      <text:p text:style-name="Standard">SummonedFireElemental</text:p>
      <text:p text:style-name="Standard">SummonedPaladin</text:p>
      <text:p text:style-name="Standard">SummonedWaterElemental</text:p>
      <text:p text:style-name="Standard">VampireBatFamiliar</text:p>
      <text:p text:style-name="Standard">BaseVoidCreature</text:p>
      <text:p text:style-name="Standard">Anlorlem</text:p>
      <text:p text:style-name="Standard">Anlorvaglem</text:p>
      <text:p text:style-name="Standard">Anlorzen</text:p>
      <text:p text:style-name="Standard">Anzuanord</text:p>
      <text:p text:style-name="Standard">Ballem</text:p>
      <text:p text:style-name="Standard">Betballem</text:p>
      <text:p text:style-name="Standard">Korpre</text:p>
      <text:p text:style-name="Standard">Relanord</text:p>
      <text:p text:style-name="Standard">UsagralemBallem</text:p>
      <text:p text:style-name="Standard">Vasanord</text:p>
      <text:p text:style-name="Standard">PlayerMobile</text:p>
      <text:p text:style-name="Standard">SirBerran</text:p>
      <text:p text:style-name="Standard">SirFelean</text:p>
      <text:p text:style-name="Standard">SirHareus</text:p>
      <text:p text:style-name="Standard">HumilityQuestMobile</text:p>
      <text:p text:style-name="Standard">Dierdre</text:p>
      <text:p text:style-name="Standard">Gareth</text:p>
      <text:p text:style-name="Standard">Jason</text:p>
      <text:p text:style-name="Standard">Kevin</text:p>
      <text:p text:style-name="Standard">Maribel</text:p>
      <text:p text:style-name="Standard">Nelson</text:p>
      <text:p text:style-name="Standard">Sean</text:p>
      <text:p text:style-name="Standard">Walton</text:p>
      <text:p text:style-name="Standard">Hawkwind</text:p>
      <text:p text:style-name="Standard">MyrmidexQueen</text:p>
      <text:p text:style-name="Standard">Zipactriotl</text:p>
      <text:p text:style-name="Standard">IgnisFatalis</text:p>
      <text:p text:style-name="Standard">Yar</text:p>
      <text:p text:style-name="Standard">Carroll</text:p>
      <text:p text:style-name="Standard">Bront</text:p>
      <text:p text:style-name="Standard">Eriathwen</text:p>
      <text:p text:style-name="Standard">CollectorOfOddities</text:p>
      <text:p text:style-name="Standard">EllieRafkin</text:p>
      <text:p text:style-name="Standard">Foxx</text:p>
      <text:p text:style-name="Standard">Yero</text:p>
      <text:p text:style-name="Standard">Alida</text:p>
      <text:p text:style-name="Standard">TRex</text:p>
      <text:p text:style-name="Standard">GreatApe</text:p>
      <text:p text:style-name="Standard">TigerCub</text:p>
      <text:p text:style-name="Standard">Trapper</text:p>
      <text:p text:style-name="Standard">Poacher</text:p>
      <text:p text:style-name="Standard">VolcanoElemental</text:p>
      <text:p text:style-name="Standard">Hawkwind2</text:p>
      <text:p text:style-name="Standard">SirGeoffery</text:p>
      <text:p text:style-name="Standard">SakkhraHighChieftess</text:p>
      <text:p text:style-name="Standard">UraliHighChieftess</text:p>
      <text:p text:style-name="Standard">JukariHighChief</text:p>
      <text:p text:style-name="Standard">KurakHighChief</text:p>
      <text:p text:style-name="Standard">BarakoHighChief</text:p>
      <text:p text:style-name="Standard">ClockworkCreature</text:p>
      <text:p text:style-name="Standard">Sutek</text:p>
      <text:p text:style-name="Standard">Kane</text:p>
      <text:p text:style-name="Standard">TownEscortable</text:p>
      <text:p text:style-name="Standard">EscortableMerchant</text:p>
      <text:p text:style-name="Standard">EscortableMage</text:p>
      <text:p text:style-name="Standard">EscortableMessenger</text:p>
      <text:p text:style-name="Standard">EscortableSeekerOfAdventure</text:p>
      <text:p text:style-name="Standard">EscortableNoble</text:p>
      <text:p text:style-name="Standard">EscortableBrideGroom</text:p>
      <text:p text:style-name="Standard">EscortablePeasant</text:p>
      <text:p text:style-name="Standard">EscortableHealer</text:p>
      <text:p text:style-name="Standard">Xeninlor</text:p>
      <text:p text:style-name="Standard">Prassel</text:p>
      <text:p text:style-name="Standard">DerekMerchant</text:p>
      <text:p text:style-name="Standard">JackLoanShark</text:p>
      <text:p text:style-name="Standard">Ortlem</text:p>
      <text:p text:style-name="Standard">Pepta</text:p>
      <text:p text:style-name="Standard">Vernix</text:p>
      <text:p text:style-name="Standard">ArmorRefiner</text:p>
      <text:p text:style-name="Standard">SATinker</text:p>
      <text:p text:style-name="Standard">CityHerald</text:p>
      <text:p text:style-name="Standard">GuardCaptain</text:p>
      <text:p text:style-name="Standard">Raider</text:p>
      <text:p text:style-name="Standard">SlimTheFence</text:p>
      <text:p text:style-name="Standard">TradeMinister</text:p>
      <text:p text:style-name="Standard">TheCleanupOfficer</text:p>
      <text:p text:style-name="Standard">Steward</text:p>
      <text:p text:style-name="Standard">VollemHeld</text:p>
      <text:p text:style-name="Standard">GaryTheDungeonMaster</text:p>
      <text:p text:style-name="Standard">GameMaster</text:p>
      <text:p text:style-name="Standard">UnholyFamiliar</text:p>
      <text:p text:style-name="Standard">UnholySteed</text:p>
      <text:p text:style-name="Standard">HolyFamiliar</text:p>
      <text:p text:style-name="Standard">HolySteed</text:p>
      <text:p text:style-name="Standard">BoundSoul</text:p>
      <text:p text:style-name="Standard">BaseSeaChampion</text:p>
      <text:p text:style-name="Standard">CorgulTheSoulBinder</text:p>
      <text:p text:style-name="Standard">SoulboundApprenticeMage</text:p>
      <text:p text:style-name="Standard">SoulboundBattleMage</text:p>
      <text:p text:style-name="Standard">SoulboundPirateCaptain</text:p>
      <text:p text:style-name="Standard">SoulboundPirateRaider</text:p>
      <text:p text:style-name="Standard">SoulboundSpellSlinger</text:p>
      <text:p text:style-name="Standard">SoulboundSwashbuckler</text:p>
      <text:p text:style-name="Standard">BoatPainter</text:p>
      <text:p text:style-name="Standard">CrabFisher</text:p>
      <text:p text:style-name="Standard">DockMaster</text:p>
      <text:p text:style-name="Standard">DocksAlchemist</text:p>
      <text:p text:style-name="Standard">SeaMarketTavernKeeper</text:p>
      <text:p text:style-name="Standard">Charydbis</text:p>
      <text:p text:style-name="Standard">EffectSpawn</text:p>
      <text:p text:style-name="Standard">GiantTentacle</text:p>
      <text:p text:style-name="Standard">Osiredon</text:p>
      <text:p text:style-name="Standard">ParasiticEel</text:p>
      <text:p text:style-name="Standard">GalleonPilot</text:p>
      <text:p text:style-name="Standard">BaseShipCaptain</text:p>
      <text:p text:style-name="Standard">GBBigglesby</text:p>
      <text:p text:style-name="Standard">MerchantCaptain</text:p>
      <text:p text:style-name="Standard">MerchantCrew</text:p>
      <text:p text:style-name="Standard">PirateCaptain</text:p>
      <text:p text:style-name="Standard">PirateCrew</text:p>
      <text:p text:style-name="Standard">SeaMarketOfficer</text:p>
      <text:p text:style-name="Standard">FishMonger</text:p>
      <text:p text:style-name="Standard">Allosaurus</text:p>
      <text:p text:style-name="Standard">Anchisaur</text:p>
      <text:p text:style-name="Standard">Archaeosaurus</text:p>
      <text:p text:style-name="Standard">BritannianInfantry</text:p>
      <text:p text:style-name="Standard">DesertScorpion</text:p>
      <text:p text:style-name="Standard">Dimetrosaur</text:p>
      <text:p text:style-name="Standard"><text:soft-page-break/>DragonTurtle</text:p>
      <text:p text:style-name="Standard">DragonTurtleHatchling</text:p>
      <text:p text:style-name="Standard">BaseEodonTribesman</text:p>
      <text:p text:style-name="Standard">TribeWarrior</text:p>
      <text:p text:style-name="Standard">TribeShaman</text:p>
      <text:p text:style-name="Standard">TribeChieftan</text:p>
      <text:p text:style-name="Standard">Gallusaurus</text:p>
      <text:p text:style-name="Standard">GreaterPhoenix</text:p>
      <text:p text:style-name="Standard">Infernus</text:p>
      <text:p text:style-name="Standard">MyrmidexDrone</text:p>
      <text:p text:style-name="Standard">MyrmidexLarvae</text:p>
      <text:p text:style-name="Standard">MyrmidexWarrior</text:p>
      <text:p text:style-name="Standard">Najasaurus</text:p>
      <text:p text:style-name="Standard">Saurosaurus</text:p>
      <text:p text:style-name="Standard">SilverbackGorilla</text:p>
      <text:p text:style-name="Standard">ShadowguardBoss</text:p>
      <text:p text:style-name="Standard">Anon</text:p>
      <text:p text:style-name="Standard">Juonar</text:p>
      <text:p text:style-name="Standard">Virtuebane</text:p>
      <text:p text:style-name="Standard">Ozymandias</text:p>
      <text:p text:style-name="Standard">ShadowguardPirate</text:p>
      <text:p text:style-name="Standard">ShantyThePirate</text:p>
      <text:p text:style-name="Standard">VileWaterElemental</text:p>
      <text:p text:style-name="Standard">HurricaneElemental</text:p>
      <text:p text:style-name="Standard">VileTreefellow</text:p>
      <text:p text:style-name="Standard">EnsorcelledArmor</text:p>
      <text:p text:style-name="Standard">VileDrake</text:p>
      <text:p text:style-name="Standard">ShadowguardGreaterDragon</text:p>
      <text:p text:style-name="Standard">LadyMinax</text:p>
      <text:p text:style-name="Standard">DiabolicalSeaweed</text:p>
      <text:p text:style-name="Standard">Djinn</text:p>
      <text:p text:style-name="Standard">IceWyrm</text:p>
      <text:p text:style-name="Standard">MercutioTheUnsavory</text:p>
      <text:p text:style-name="Standard">ObsidianWyvern</text:p>
      <text:p text:style-name="Standard">OrcEngineer</text:p>
      <text:p text:style-name="Standard">Paralithode</text:p>
      <text:p text:style-name="Standard">RockMite</text:p>
      <text:p text:style-name="Standard">HPKraken</text:p>
      <text:p text:style-name="Standard">HPDeepSeaSerpent</text:p>
      <text:p text:style-name="Standard">HPSeaSerpent</text:p>
      <text:p text:style-name="Standard">HPWaterElemental</text:p>
      <text:p text:style-name="Standard">SeaSnake</text:p>
      <text:p text:style-name="Standard">Shadowlord</text:p>
      <text:p text:style-name="Standard">ShipBat</text:p>
      <text:p text:style-name="Standard">ShipRat</text:p>
      <text:p text:style-name="Standard">TheMasterInstructor</text:p>
      <text:p text:style-name="Standard">ChampHuthwait</text:p>
      <text:p text:style-name="Standard">CousteauPerron</text:p>
      <text:p text:style-name="Standard">GipsyGemologist</text:p>
      <text:p text:style-name="Standard">HeplerPaulson</text:p>
      <text:p text:style-name="Standard">JosefSkimmons</text:p>
      <text:p text:style-name="Standard">MadelineHarte</text:p>
      <text:p text:style-name="Standard">BaseFactionGuard</text:p>
      <text:p text:style-name="Standard">FactionBerserker</text:p>
      <text:p text:style-name="Standard">FactionDeathKnight</text:p>
      <text:p text:style-name="Standard">FactionDragoon</text:p>
      <text:p text:style-name="Standard">FactionHenchman</text:p>
      <text:p text:style-name="Standard">FactionKnight</text:p>
      <text:p text:style-name="Standard">FactionMercenary</text:p>
      <text:p text:style-name="Standard">FactionNecromancer</text:p>
      <text:p text:style-name="Standard">FactionPaladin</text:p>
      <text:p text:style-name="Standard">FactionSorceress</text:p>
      <text:p text:style-name="Standard">FactionWizard</text:p>
      <text:p text:style-name="Standard">BaseFactionVendor</text:p>
      <text:p text:style-name="Standard">FactionBoardVendor</text:p>
      <text:p text:style-name="Standard">FactionBottleVendor</text:p>
      <text:p text:style-name="Standard">FactionHorseVendor</text:p>
      <text:p text:style-name="Standard">FactionOreVendor</text:p>
      <text:p text:style-name="Standard">FactionReagentVendor</text:p>
      <text:p text:style-name="Standard">FactionWarHorse</text:p>
      <text:p text:style-name="Standard">CasinoCashier</text:p>
      <text:p text:style-name="Standard">CasinoDealer</text:p>
      <text:p text:style-name="Standard">ChucklesLuckDealer</text:p>
      <text:p text:style-name="Standard">HiMiddleLowDealer</text:p>
      <text:p text:style-name="Standard">DiceRiderDealer</text:p>
      <text:p text:style-name="Standard">CasinoWaitress</text:p>
      <text:p text:style-name="Standard">HuntMaster</text:p>
      <text:p text:style-name="Standard">VendorMallManager</text:p>
      <text:p text:style-name="Standard">Sphynx</text:p>
      <text:p text:style-name="Standard">BaseBazaarBroker</text:p>
      <text:p text:style-name="Standard">CommodityBroker</text:p>
      <text:p text:style-name="Standard">PetBroker</text:p>
      <text:p text:style-name="Standard">WarehouseSuperintendent</text:p>
      <text:p text:style-name="Standard">ArenaManager</text:p>
      <text:p text:style-name="Standard">AgentOfTheCrown</text:p>
      <text:p text:style-name="Standard">Invader</text:p>
      <text:p text:style-name="Standard">InvaderCaptain</text:p>
      <text:p text:style-name="Standard">CovetousCreature</text:p>
      <text:p text:style-name="Standard">DaemonMongbat</text:p>
      <text:p text:style-name="Standard">GargoyleAssassin</text:p>
      <text:p text:style-name="Standard">CovetousDoppleganger</text:p>
      <text:p text:style-name="Standard">LesserOni</text:p>
      <text:p text:style-name="Standard">CovetousFireDaemon</text:p>
      <text:p text:style-name="Standard">DazzledHarpy</text:p>
      <text:p text:style-name="Standard">VampireMongbat</text:p>
      <text:p text:style-name="Standard">HeadlessMiner</text:p>
      <text:p text:style-name="Standard">StrangeGazer</text:p>
      <text:p text:style-name="Standard">CoraTheSorceress</text:p>
      <text:p text:style-name="Standard">CovetousEarthElemental</text:p>
      <text:p text:style-name="Standard">CovetousWaterElemental</text:p>
      <text:p text:style-name="Standard">VortexElemental</text:p>
      <text:p text:style-name="Standard">SearingElemental</text:p>
      <text:p text:style-name="Standard">VenomElemental</text:p>
      <text:p text:style-name="Standard">LizardmanWitchdoctor</text:p>
      <text:p text:style-name="Standard">OrcFootSoldier</text:p>
      <text:p text:style-name="Standard">RatmanAssassin</text:p>
      <text:p text:style-name="Standard">OgreBoneCrusher</text:p>
      <text:p text:style-name="Standard">TitanRockHunter</text:p>
      <text:p text:style-name="Standard">WarAlligator</text:p>
      <text:p text:style-name="Standard">MagmaLizard</text:p>
      <text:p text:style-name="Standard">ViciousDrake</text:p>
      <text:p text:style-name="Standard">CorruptedWyvern</text:p>
      <text:p text:style-name="Standard">CovetousWyrm</text:p>
      <text:p text:style-name="Standard">AngeredSpirit</text:p>
      <text:p text:style-name="Standard">BoneSwordSlinger</text:p>
      <text:p text:style-name="Standard">VileCadaver</text:p>
      <text:p text:style-name="Standard">DiseasedLich</text:p>
      <text:p text:style-name="Standard">CovetousRevenant</text:p>
      <text:p text:style-name="Standard">VelaTheSorceress</text:p>
      <text:p text:style-name="Standard">CultistAmbusher</text:p>
      <text:p text:style-name="Standard">KhalAnkur</text:p>
      <text:p text:style-name="Standard">KhalAnkurWarriors</text:p>
      <text:p text:style-name="Standard">KhaldunBlood</text:p>
      <text:p text:style-name="Standard">ShadowFiend</text:p>
      <text:p text:style-name="Standard">SkelementalKnight</text:p>
      <text:p text:style-name="Standard">SkelementalMage</text:p>
      <text:p text:style-name="Standard">KhaldunResearcher</text:p>
      <text:p text:style-name="Standard">ShameGuardian</text:p>
      <text:p text:style-name="Standard">QuartzElemental</text:p>
      <text:p text:style-name="Standard">FlameElemental</text:p>
      <text:p text:style-name="Standard">WindElemental</text:p>
      <text:p text:style-name="Standard">MudPie</text:p>
      <text:p text:style-name="Standard">StoneElemental</text:p>
      <text:p text:style-name="Standard">CaveTroll</text:p>
      <text:p text:style-name="Standard">ClayGolem</text:p>
      <text:p text:style-name="Standard">GreaterEarthElemental</text:p>
      <text:p text:style-name="Standard">MudElemental</text:p>
      <text:p text:style-name="Standard">GreaterAirElemental</text:p>
      <text:p text:style-name="Standard">MoltenEarthElemental</text:p>
      <text:p text:style-name="Standard">LesserFlameElemental</text:p>
      <text:p text:style-name="Standard">LesserWindElemental</text:p>
      <text:p text:style-name="Standard">EternalGazer</text:p>
      <text:p text:style-name="Standard">BurningMage</text:p>
      <text:p text:style-name="Standard">CrazedMage</text:p>
      <text:p text:style-name="Standard">CorruptedMage</text:p>
      <text:p text:style-name="Standard">VileMage</text:p>
      <text:p text:style-name="Standard">ChaosVortex</text:p>
      <text:p text:style-name="Standard"><text:soft-page-break/>UnboundEnergyVortex</text:p>
      <text:p text:style-name="Standard">DiseasedBloodElemental</text:p>
      <text:p text:style-name="Standard">GreaterWaterElemental</text:p>
      <text:p text:style-name="Standard">ShameGreaterPoisonElemental</text:p>
      <text:p text:style-name="Standard">GreaterBloodElemental</text:p>
      <text:p text:style-name="Standard">ShameEarthElemental</text:p>
      <text:p text:style-name="Standard">ClockworkExodus</text:p>
      <text:p text:style-name="Standard">DupresChampion</text:p>
      <text:p text:style-name="Standard">DupresKnight</text:p>
      <text:p text:style-name="Standard">DupresSquire</text:p>
      <text:p text:style-name="Standard">ExodusArchZealot</text:p>
      <text:p text:style-name="Standard">ExodusDrone</text:p>
      <text:p text:style-name="Standard">ExodusJuggernaut</text:p>
      <text:p text:style-name="Standard">ExodusMinionLord</text:p>
      <text:p text:style-name="Standard">ExodusSentinel</text:p>
      <text:p text:style-name="Standard">ExodusZealot</text:p>
      <text:p text:style-name="Standard">Archmage</text:p>
      <text:p text:style-name="Standard">BrigandCannibal</text:p>
      <text:p text:style-name="Standard">BrigandCannibalMage</text:p>
      <text:p text:style-name="Standard">CaveTrollWrong</text:p>
      <text:p text:style-name="Standard">DemonicJailor</text:p>
      <text:p text:style-name="Standard">Fezzik</text:p>
      <text:p text:style-name="Standard">GooeyMaggots</text:p>
      <text:p text:style-name="Standard">HungryOgre</text:p>
      <text:p text:style-name="Standard">LizardmanDefender</text:p>
      <text:p text:style-name="Standard">LizardmanSquatter</text:p>
      <text:p text:style-name="Standard">PrisonRat</text:p>
      <text:p text:style-name="Standard">SavagePackWolf</text:p>
      <text:p text:style-name="Standard">WrongPrisoner</text:p>
      <text:p text:style-name="Standard">SheriffOfMinoc</text:p>
      <text:p text:style-name="Standard">LegendaryCartographer</text:p>
      <text:p text:style-name="Standard">MasterProvisioner</text:p>
      <text:p text:style-name="Standard">Morz</text:p>
      <text:p text:style-name="Standard">Arnold</text:p>
      <text:p text:style-name="Standard">DescicatedMyrmidexLarvae</text:p>
      <text:p text:style-name="Standard">Hal</text:p>
      <text:p text:style-name="Standard">SpectralKotlWarrior</text:p>
      <text:p text:style-name="Standard">SpectralMyrmidexWarrior</text:p>
      <text:p text:style-name="Standard">IharaSoko</text:p>
      <text:p text:style-name="Standard">CharacterStatue</text:p>
      <text:p text:style-name="Standard">VvVMount</text:p>
      <text:p text:style-name="Standard">SilverTrader</text:p>
      <text:p text:style-name="Standard">VvVPriest</text:p>
      <text:p text:style-name="Standard">TalkingBaseCreature</text:p>
      <text:p text:style-name="Standard">TalkingBaseEscortable</text:p>
      <text:p text:style-name="Standard">TalkingBaseVendor</text:p>
      <text:p text:style-name="Standard">TalkingDrake</text:p>
      <text:p text:style-name="Standard">TalkingJeweler</text:p>
      <text:p text:style-name="Standard">TalkingSeekerOfAdventure</text:p>
      <text:p text:style-name="Standard">XmlQuestNPC</text:p>
      <text:p text:style-name="Standard">Mannequin</text:p>
      <text:p text:style-name="Standard">ZombieSkeleton</text:p>
      <text:p text:style-name="Standard">NaughtyTwin</text:p>
      <text:p text:style-name="Standard">Clone</text:p>
      <text:p text:style-name="Standard">SummonedReaper</text:p>
      <text:p text:style-name="Standard">ArcaneFey</text:p>
      <text:p text:style-name="Standard">ArcaneFiend</text:p>
      <text:p text:style-name="Standard">NatureFur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0:00:11.850000000</meta:creation-date>
    <dc:date>2024-06-10T20:00:50.727000000</dc:date>
    <meta:editing-duration>PT4S</meta:editing-duration>
    <meta:editing-cycles>1</meta:editing-cycles>
    <meta:document-statistic meta:table-count="0" meta:image-count="0" meta:object-count="0" meta:page-count="12" meta:paragraph-count="1673" meta:word-count="1673" meta:character-count="19893" meta:non-whitespace-character-count="19893"/>
    <meta:generator>LibreOffice/7.5.3.2$Windows_X86_64 LibreOffice_project/9f56dff12ba03b9acd7730a5a481eea045e468f3</meta:generator>
  </office:meta>
</office:document-meta>
</file>